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15pt"/>
    </style:style>
    <style:style style:name="co2" style:family="table-column">
      <style:table-column-properties fo:break-before="auto" style:column-width="82.49pt"/>
    </style:style>
    <style:style style:name="co3" style:family="table-column">
      <style:table-column-properties fo:break-before="auto" style:column-width="132.7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487.84pt"/>
    </style:style>
    <style:style style:name="co6" style:family="table-column">
      <style:table-column-properties fo:break-before="auto" style:column-width="507.1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16.56pt"/>
    </style:style>
    <style:style style:name="co9" style:family="table-column">
      <style:table-column-properties fo:break-before="auto" style:column-width="204.55pt"/>
    </style:style>
    <style:style style:name="co10" style:family="table-column">
      <style:table-column-properties fo:break-before="auto" style:column-width="268.61pt"/>
    </style:style>
    <style:style style:name="co11" style:family="table-column">
      <style:table-column-properties fo:break-before="auto" style:column-width="385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22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4">
      <style:table-cell-properties fo:background-color="transparen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24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124">
      <style:table-cell-properties fo:background-color="transparen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24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Competenci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8"/>
        <table:table-column table:style-name="co6" table:default-cell-style-name="ce8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Specialism</text:p>
          </table:table-cell>
          <table:table-cell table:style-name="ce4" office:value-type="string" calcext:value-type="string">
            <text:p>Competency Category</text:p>
          </table:table-cell>
          <table:table-cell table:style-name="ce6" office:value-type="string" calcext:value-type="string">
            <text:p>Copyedited title</text:p>
          </table:table-cell>
          <table:table-cell table:style-name="ce12" office:value-type="string" calcext:value-type="string">
            <text:p>Description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perform receptionist duti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coordinate routine office maintenance and procurement duti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proofread printed and digital document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communicate appropriately and effectively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use the English language correctly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take instructions and seek clarification to complete task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Technology &amp; Information</text:p>
          </table:table-cell>
          <table:table-cell table:style-name="Default" office:value-type="string" calcext:value-type="string">
            <text:p>I can operate common workplace technologi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Technology &amp; Information</text:p>
          </table:table-cell>
          <table:table-cell table:style-name="Default" office:value-type="string" calcext:value-type="string">
            <text:p>I can perform word-processing duti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Technology &amp; Information</text:p>
          </table:table-cell>
          <table:table-cell table:style-name="Default" office:value-type="string" calcext:value-type="string">
            <text:p>I can comply with data management best practic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Technology &amp; Information</text:p>
          </table:table-cell>
          <table:table-cell table:style-name="Default" office:value-type="string" calcext:value-type="string">
            <text:p>I can use common legal portals for administrative task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Technology &amp; Information</text:p>
          </table:table-cell>
          <table:table-cell table:style-name="Default" office:value-type="string" calcext:value-type="string">
            <text:p>I can use key sources of information to understand work and workpla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comply with legal industry protocols and norm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act with professionalism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comply with duties of confidentiality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appreciate work within Singapore legal landscap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comply with professional ethical requirement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work within set boundari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comply with grievance and disciplinary polici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prepare business correspondence and legal document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perform law office financial operations duti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identify completeness of standard legal document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coordinate business meeting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draft meeting minut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communicate information in written format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manage team to deal with multiple work demand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Technology &amp; Information</text:p>
          </table:table-cell>
          <table:table-cell table:style-name="Default" office:value-type="string" calcext:value-type="string">
            <text:p>I can maintain information management process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Technology &amp; Information</text:p>
          </table:table-cell>
          <table:table-cell table:style-name="Default" office:value-type="string" calcext:value-type="string">
            <text:p>I can perform online research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Technology &amp; Information</text:p>
          </table:table-cell>
          <table:table-cell table:style-name="Default" office:value-type="string" calcext:value-type="string">
            <text:p>I can perform presentation function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Technology &amp; Information</text:p>
          </table:table-cell>
          <table:table-cell table:style-name="Default" office:value-type="string" calcext:value-type="string">
            <text:p>I can perform database function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manage self and team's adaptability to chang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perform common risk management and compliance procedur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manage client moni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manage time and plan work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use feedback and reflection for professional improvement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mmunity / Public Interest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explain and perform key administrative processes and procedures involved in a civil litigation practi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mmunity / Public Interest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identify and use the key legal terminology and standard forms and precedents in a civil litigation practi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mmunity / Public Interest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explain and perform key administrative processes and procedures involved in a criminal litigation practi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mmunity / Public Interest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identify and use the key legal terminology and standard forms and precedents in a criminal litigation practi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mmunity / Public Interest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explain and perform the key administrative processes and procedures involved in a family law practi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mmunity / Public Interest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identify and use the key legal terminology and standard forms and precedents in a family law practi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mmunity / Public Interest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explain and perform the key administrative processes and procedures involved in a NIMA-PIMA practi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mmunity / Public Interest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identify and use the key legal terminology and standard forms and precedents in a NIMA-PIMA practi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mmunity / Public Interest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explain and perform the key administrative processes and procedures involved in a conveyancing law practi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mmunity / Public Interest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identify and use the key legal terminology and standard forms and precedents in a conveyancing law practi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rporate / Commercial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explain and perform the key administrative processes and procedures involved in a commercial litigation practi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rporate / Commercial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identify and use the key legal terminology and standard forms and precedents in a commercial litigation practi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rporate / Commercial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explain and perform the key administrative processes and procedures involved in a corporate / commercial transactions practi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rporate / Commercial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identify and use the key legal terminology and standard forms and precedents in a corporate / commercial transactions practi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document and maintain standard operating procedur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manage multiple teams and project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51" calcext:value-type="float">
            <text:p>51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prepare written report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52" calcext:value-type="float">
            <text:p>52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resolve workplace conflict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53" calcext:value-type="float">
            <text:p>53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provide feedback and review performan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54" calcext:value-type="float">
            <text:p>54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communicate in challenging situation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55" calcext:value-type="float">
            <text:p>55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provide mentorship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56" calcext:value-type="float">
            <text:p>56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Technology &amp; Information</text:p>
          </table:table-cell>
          <table:table-cell table:style-name="Default" office:value-type="string" calcext:value-type="string">
            <text:p>I can perform basic legal research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57" calcext:value-type="float">
            <text:p>57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Technology &amp; Information</text:p>
          </table:table-cell>
          <table:table-cell table:style-name="Default" office:value-type="string" calcext:value-type="string">
            <text:p>I can utilise workplace productivity tool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58" calcext:value-type="float">
            <text:p>58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deliver and maintain service excellen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59" calcext:value-type="float">
            <text:p>59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facilitate compliance with regulatory obligation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use feedback and reflection for improving workplace productivity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61" calcext:value-type="float">
            <text:p>61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improve workplace processes and polici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identify learning needs for self and other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63" calcext:value-type="float">
            <text:p>63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Office Administration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prepare budget for department or firm operation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64" calcext:value-type="float">
            <text:p>64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Office Administration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prepare financial report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65" calcext:value-type="float">
            <text:p>65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Office Administration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manage human resource matters for department or firm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66" calcext:value-type="float">
            <text:p>66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Office Administration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assist with corporate secretarial requirements / duti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67" calcext:value-type="float">
            <text:p>67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Business Acumen &amp; Problem-solving</text:p>
          </table:table-cell>
          <table:table-cell table:style-name="Default" office:value-type="string" calcext:value-type="string">
            <text:p>I can perform microeconomic analysi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68" calcext:value-type="float">
            <text:p>68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Business Acumen &amp; Problem-solving</text:p>
          </table:table-cell>
          <table:table-cell table:style-name="Default" office:value-type="string" calcext:value-type="string">
            <text:p>I can perform macroeconomic analysi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69" calcext:value-type="float">
            <text:p>69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Business Acumen &amp; Problem-solving</text:p>
          </table:table-cell>
          <table:table-cell table:style-name="Default" office:value-type="string" calcext:value-type="string">
            <text:p>I can demonstrate business awarenes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Business Acumen &amp; Problem-solving</text:p>
          </table:table-cell>
          <table:table-cell table:style-name="Default" office:value-type="string" calcext:value-type="string">
            <text:p>I can apply basic accounting concept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71" calcext:value-type="float">
            <text:p>71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Business Acumen &amp; Problem-solving</text:p>
          </table:table-cell>
          <table:table-cell table:style-name="Default" office:value-type="string" calcext:value-type="string">
            <text:p>I can perform legal analysis and problem-solving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72" calcext:value-type="float">
            <text:p>72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mmunity / Public Interest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perform legal operations relating to criminal litigation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73" calcext:value-type="float">
            <text:p>73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mmunity / Public Interest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perform legal operations work relating to civil litigation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74" calcext:value-type="float">
            <text:p>74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mmunity / Public Interest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perform legal operations work relating to estates and trust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75" calcext:value-type="float">
            <text:p>75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mmunity / Public Interest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perform legal operations work relating to family law matter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76" calcext:value-type="float">
            <text:p>76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rporate / Commercial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perform legal operations work relating to real estate transaction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77" calcext:value-type="float">
            <text:p>77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rporate / Commercial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perform legal operations relating to corporate/commercial transactions and corporate secretarial requirement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78" calcext:value-type="float">
            <text:p>78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rporate / Commercial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perform legal operations relating to commercial litigation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79" calcext:value-type="float">
            <text:p>79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rporate / Commercial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perform legal operations work relating to IP transaction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facilitate legal discussions and client interview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81" calcext:value-type="float">
            <text:p>81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perform academic writing and presentation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82" calcext:value-type="float">
            <text:p>82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communicate in a range of work-related context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83" calcext:value-type="float">
            <text:p>83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facilitate teamwork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84" calcext:value-type="float">
            <text:p>84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facilitate workplace communications and process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85" calcext:value-type="float">
            <text:p>85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Technology &amp; Information</text:p>
          </table:table-cell>
          <table:table-cell table:style-name="Default" office:value-type="string" calcext:value-type="string">
            <text:p>I can manage workplace legal technologi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86" calcext:value-type="float">
            <text:p>86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Technology &amp; Information</text:p>
          </table:table-cell>
          <table:table-cell table:style-name="Default" office:value-type="string" calcext:value-type="string">
            <text:p>I can develop and maintain standard operating procedur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87" calcext:value-type="float">
            <text:p>87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Technology &amp; Information</text:p>
          </table:table-cell>
          <table:table-cell table:style-name="Default" office:value-type="string" calcext:value-type="string">
            <text:p>I can undertake litigation support function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88" calcext:value-type="float">
            <text:p>88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Technology &amp; Information</text:p>
          </table:table-cell>
          <table:table-cell table:style-name="Default" office:value-type="string" calcext:value-type="string">
            <text:p>I can conduct legal research, investigate facts and check document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89" calcext:value-type="float">
            <text:p>89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manage workplace challeng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appreciate legal system and professional responsibiliti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91" calcext:value-type="float">
            <text:p>91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Business Acumen &amp; Problem-solving</text:p>
          </table:table-cell>
          <table:table-cell table:style-name="Default" office:value-type="string" calcext:value-type="string">
            <text:p>I can facilitate evidence-based decision-making in legal services environment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92" calcext:value-type="float">
            <text:p>92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perform conflict management and negotiation in legal services environment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93" calcext:value-type="float">
            <text:p>93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foster and motivate effective and engaged teams in legal services environment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94" calcext:value-type="float">
            <text:p>94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Technology &amp; Information</text:p>
          </table:table-cell>
          <table:table-cell table:style-name="Default" office:value-type="string" calcext:value-type="string">
            <text:p>I can use data analystics tools relevant to legal services environment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95" calcext:value-type="float">
            <text:p>95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promote and demonstrate a commitment to community service by undertaking or facilitating pro bono work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96" calcext:value-type="float">
            <text:p>96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Family Law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demonstrate mastery of procedural aspects of legal matters relating to divorce, variation or enforcement of Court orders on ancillary matters in divor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97" calcext:value-type="float">
            <text:p>97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Family Law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manage assigned case files for non-contentious matters by conducting client interviews and taking instructions, drafting correspondence and legal documents, facilitating negotiation towards settlement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98" calcext:value-type="float">
            <text:p>98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Family Law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undertake mediation of disputes to facilitate out-of-court settlement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Family Law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assist in contentious matters by undertaking duties like discovery, scheduling of court hearings, preparation and filing of court document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Intellectual Property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draft, review, formalise and file intellectual property application form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01" calcext:value-type="float">
            <text:p>101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Intellectual Property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assist in preparation of documentation for intellectual property related adjudication, arbritration, mediation, negotiation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Intellectual Property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conduct investigations and legal research on intellectual property related laws to help lawyers build their cas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03" calcext:value-type="float">
            <text:p>103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Intellectual Property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perform due diligence to support intellectual property acquisition process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04" calcext:value-type="float">
            <text:p>104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rporate Secretarial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plan, schedule and execute board and committee meetings with appropriate agendas and in accordance with the company and regulatory requirement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05" calcext:value-type="float">
            <text:p>105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rporate Secretarial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prepare, disseminate and maintain records of Board and Committee meetings in a secure manner consistent with applicable document retension policies or requirement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06" calcext:value-type="float">
            <text:p>106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rporate Secretarial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draft, seek inputs on, and maintain minutes of Board and Committee meeting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07" calcext:value-type="float">
            <text:p>107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rporate Secretarial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manage meeting attendance including appointments of proxies and securing the meeting quorum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08" calcext:value-type="float">
            <text:p>108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rporate Secretarial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assist with shareholder and investor relations matter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09" calcext:value-type="float">
            <text:p>109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rporate Secretarial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keep updated on corporate governance best practices and periodically review and recommend improvements to activities related to board and shareholder meetings and responsibiliti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10" calcext:value-type="float">
            <text:p>110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Structured Products and Derivatives Documentation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draft and review trade documentation for structured products and derivatives (e.g. OTC term sheets, final terms and confirmations)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Structured Products and Derivatives Documentation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research and communicate developments and updates on legal and regulatory issues relating to structured products and derivatives impacting the region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12" calcext:value-type="float">
            <text:p>112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Structured Products and Derivatives Documentation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review, amend and negotiate master distribution agreement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13" calcext:value-type="float">
            <text:p>113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Structured Products and Derivatives Documentation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facilitate the development and implementation of compliance policies and procedur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14" calcext:value-type="float">
            <text:p>114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Structured Products and Derivatives Documentation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maintain the currency of documentation templates and guidance notes on usag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15" calcext:value-type="float">
            <text:p>115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Project Management &amp; Business Process Re-engineering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apply project management concepts to review and improve the management of legal cases and matters having regard to issues of scope, cost, time, quality, documentation, administration and risk management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16" calcext:value-type="float">
            <text:p>116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Project Management &amp; Business Process Re-engineering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develop and implement legal project management systems and processes to ensure consist high quality client service and work product, delivered efficiently and cost-effectively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17" calcext:value-type="float">
            <text:p>117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Project Management &amp; Business Process Re-engineering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analyse current legal operations within the firm or department and redesign key processes to improve their effectiveness having regard to changes in strategic plans, macroeconomic circumstances, disruptive technologi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18" calcext:value-type="float">
            <text:p>118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Risk &amp; Compliance Managemen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develop, document and administer standardised AML, KYC and conflicts-checks protocols as part of case management and client-intake workflow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19" calcext:value-type="float">
            <text:p>119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Risk &amp; Compliance Managemen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develop, document and administer standardised procurement, financial planning, review and audit protocols as part of financial management workflow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Risk &amp; Compliance Managemen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develop, document and administer standardised grievance handling, whistle-blowing and workplace safety and health protocols as part of human resource management workflow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21" calcext:value-type="float">
            <text:p>121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Risk &amp; Compliance Managemen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develop, document and administer data protection and confidential information management protocols as part of information security workflow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22" calcext:value-type="float">
            <text:p>122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Risk &amp; Compliance Managemen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perform regular reviews of compliance with internal protocols and external regulatory requirements, and report to management any deficiencies and risk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Risk &amp; Compliance Managemen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make recommendations to management on addressing deficiencies and risks surfaced through scheduled process and systems reviews, and implement approved recommendation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24" calcext:value-type="float">
            <text:p>124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aw Office Managemen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manage resource planning including budgeting for such resources in accordance with budget planning protocol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25" calcext:value-type="float">
            <text:p>125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aw Office Managemen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identify and manage appropriate external service providers to support resource needs of firm or department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26" calcext:value-type="float">
            <text:p>126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aw Office Managemen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manage resources within allocated budget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27" calcext:value-type="float">
            <text:p>127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aw Office Managemen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establish and administer human resource processes and systems for recruitment, training, remuneration etc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28" calcext:value-type="float">
            <text:p>128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aw Office Managemen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establish and manage processes and systems for administrative and financial operations of firm or department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29" calcext:value-type="float">
            <text:p>129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Services Business Development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perform market research and environmental scans to identify key trends affecting the legal services industry and the impact they have on the law practice or legal department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30" calcext:value-type="float">
            <text:p>130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Services Business Development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advise senior management on appropriate marketing and business development strategi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31" calcext:value-type="float">
            <text:p>131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Services Business Development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establish and manage brand identity and corporate communications of law firm or legal department using a variety of media platforms, including social media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32" calcext:value-type="float">
            <text:p>132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Services Business Development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identify and facilitate the pursuit of business opportunities for law firm or legal department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33" calcext:value-type="float">
            <text:p>133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Information Systems, eDiscovery &amp; Litigation Suppor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develop, implement and maintain data governance guidelines, data management processes and protocols to establish data ownership, classification, retension and destruction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Information Systems, eDiscovery &amp; Litigation Suppor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develop, implement and maintain litigation support systems and processes to organize, analyze, and present case materials through the use of appropriate case management and courtroom technologi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35" calcext:value-type="float">
            <text:p>135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Information Systems, eDiscovery &amp; Litigation Suppor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develop, implement and maintain systems to manage electronically stored information in a manner which facilitates electronic discovery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36" calcext:value-type="float">
            <text:p>136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Research, Learning &amp; Knowledge Managemen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organise and maintain the creation, acquisition, sharing and reuse of workplace knowledge and information in the form of knowledge management and information management policies and processes 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37" calcext:value-type="float">
            <text:p>137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Research, Learning &amp; Knowledge Managemen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set up and maintain physical and online libraries of references, precedents and templat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38" calcext:value-type="float">
            <text:p>138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Research, Learning &amp; Knowledge Managemen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keep updated on and advise senior management on developments in legal knowledge and infromation management system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39" calcext:value-type="float">
            <text:p>139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Research, Learning &amp; Knowledge Managemen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facilitate training in the correct usage of knowledge and information management systems within the workpla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40" calcext:value-type="float">
            <text:p>140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Research, Learning &amp; Knowledge Managemen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identify and address gaps in information literacy at the workplace etc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41" calcext:value-type="float">
            <text:p>141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gal Advisory</text:p>
          </table:table-cell>
          <table:table-cell office:value-type="string" calcext:value-type="string">
            <text:p>I can strategise using expert legal analysis and problem-solving in highly complex situation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42" calcext:value-type="float">
            <text:p>142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gal Advisory</text:p>
          </table:table-cell>
          <table:table-cell table:style-name="ce9" office:value-type="string" calcext:value-type="string">
            <text:p>I can undertake the company secretary function in the organisation.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Default" office:value-type="float" office:value="143" calcext:value-type="float">
            <text:p>143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gal Advisory</text:p>
          </table:table-cell>
          <table:table-cell office:value-type="string" calcext:value-type="string">
            <text:p>I can manage the legal administration of the organisation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44" calcext:value-type="float">
            <text:p>144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gal Advisory</text:p>
          </table:table-cell>
          <table:table-cell table:style-name="ce9" office:value-type="string" calcext:value-type="string">
            <text:p>I can serve as a member of the Board of Directors in the organisation.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Default" office:value-type="float" office:value="145" calcext:value-type="float">
            <text:p>145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gal Advisory</text:p>
          </table:table-cell>
          <table:table-cell office:value-type="string" calcext:value-type="string">
            <text:p>I can serve on external committees and advisory panel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46" calcext:value-type="float">
            <text:p>146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gal Advisory</text:p>
          </table:table-cell>
          <table:table-cell table:style-name="ce9" office:value-type="string" calcext:value-type="string">
            <text:p>I can provide expert industry specific legal and business advice.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Default" office:value-type="float" office:value="147" calcext:value-type="float">
            <text:p>147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Technology Affinities</text:p>
          </table:table-cell>
          <table:table-cell office:value-type="string" calcext:value-type="string">
            <text:p>I can promote technology advancement in the organisation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48" calcext:value-type="float">
            <text:p>148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Technology Affinities</text:p>
          </table:table-cell>
          <table:table-cell office:value-type="string" calcext:value-type="string">
            <text:p>I can utilise automated tools relevant to legal services environment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49" calcext:value-type="float">
            <text:p>149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erpersonal Effectiveness</text:p>
          </table:table-cell>
          <table:table-cell office:value-type="string" calcext:value-type="string">
            <text:p>I can speak at conferences and seminar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50" calcext:value-type="float">
            <text:p>150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rapersonal Intelligence</text:p>
          </table:table-cell>
          <table:table-cell office:value-type="string" calcext:value-type="string">
            <text:p>I can maintain a team's adaptability to change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51" calcext:value-type="float">
            <text:p>151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rapersonal Intelligence</text:p>
          </table:table-cell>
          <table:table-cell office:value-type="string" calcext:value-type="string">
            <text:p>I can provide feedback and review performance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52" calcext:value-type="float">
            <text:p>152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provide key strategies for the organisation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53" calcext:value-type="float">
            <text:p>153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manage resource planning for the legal department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54" calcext:value-type="float">
            <text:p>154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prepare budgets for the legal department and business operations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55" calcext:value-type="float">
            <text:p>155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demonstrate learning agility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56" calcext:value-type="float">
            <text:p>156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advise on risk management and compliance issues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57" calcext:value-type="float">
            <text:p>157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provide leadership to other teams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58" calcext:value-type="float">
            <text:p>158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develop the organisation and business's future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59" calcext:value-type="float">
            <text:p>159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select panel of external counsel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60" calcext:value-type="float">
            <text:p>160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manage crisis situations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61" calcext:value-type="float">
            <text:p>161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Ethics, Governance and Compliance</text:p>
          </table:table-cell>
          <table:table-cell office:value-type="string" calcext:value-type="string">
            <text:p>I can function as ethical conscience of the business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62" calcext:value-type="float">
            <text:p>162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Ethics, Governance and Compliance</text:p>
          </table:table-cell>
          <table:table-cell office:value-type="string" calcext:value-type="string">
            <text:p>I can manage complex ethical and compliance issue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63" calcext:value-type="float">
            <text:p>163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gal Advisory</text:p>
          </table:table-cell>
          <table:table-cell office:value-type="string" calcext:value-type="string">
            <text:p>I can negotiate and draft complex legal contracts in specialist areas of law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64" calcext:value-type="float">
            <text:p>164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gal Advisory</text:p>
          </table:table-cell>
          <table:table-cell office:value-type="string" calcext:value-type="string">
            <text:p>I can demonstrate advanced knowledge in specialist areas of law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65" calcext:value-type="float">
            <text:p>165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Technology Affinities</text:p>
          </table:table-cell>
          <table:table-cell office:value-type="string" calcext:value-type="string">
            <text:p>I can develop, implement and maintain knowledge and information management processe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66" calcext:value-type="float">
            <text:p>166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erpersonal Effectiveness</text:p>
          </table:table-cell>
          <table:table-cell office:value-type="string" calcext:value-type="string">
            <text:p>I can manage team to deal with multiple work demand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67" calcext:value-type="float">
            <text:p>167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erpersonal Effectiveness</text:p>
          </table:table-cell>
          <table:table-cell office:value-type="string" calcext:value-type="string">
            <text:p>I can provide mentorship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68" calcext:value-type="float">
            <text:p>168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erpersonal Effectiveness</text:p>
          </table:table-cell>
          <table:table-cell office:value-type="string" calcext:value-type="string">
            <text:p>I can facilitate teamwork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69" calcext:value-type="float">
            <text:p>169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erpersonal Effectiveness</text:p>
          </table:table-cell>
          <table:table-cell office:value-type="string" calcext:value-type="string">
            <text:p>I can foster and motivate effective and engaged departments in the organisation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70" calcext:value-type="float">
            <text:p>170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erpersonal Effectiveness</text:p>
          </table:table-cell>
          <table:table-cell office:value-type="string" calcext:value-type="string">
            <text:p>I can perform conflict management and negotiation in the workplace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71" calcext:value-type="float">
            <text:p>171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erpersonal Effectiveness</text:p>
          </table:table-cell>
          <table:table-cell office:value-type="string" calcext:value-type="string">
            <text:p>I can provide training on legal developments affecting the busines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72" calcext:value-type="float">
            <text:p>172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erpersonal Effectiveness</text:p>
          </table:table-cell>
          <table:table-cell office:value-type="string" calcext:value-type="string">
            <text:p>I can demonstrate inter-cultural awareness and sensitivity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73" calcext:value-type="float">
            <text:p>173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rapersonal Intelligence</text:p>
          </table:table-cell>
          <table:table-cell office:value-type="string" calcext:value-type="string">
            <text:p>I can deliver and maintain service excellence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74" calcext:value-type="float">
            <text:p>174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rapersonal Intelligence</text:p>
          </table:table-cell>
          <table:table-cell office:value-type="string" calcext:value-type="string">
            <text:p>I can identify learning needs for other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75" calcext:value-type="float">
            <text:p>175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rapersonal Intelligence</text:p>
          </table:table-cell>
          <table:table-cell office:value-type="string" calcext:value-type="string">
            <text:p>I can use feedback and reflection for improving workplace productivity. </text:p>
          </table:table-cell>
          <table:table-cell table:number-columns-repeated="1019"/>
        </table:table-row>
        <table:table-row table:style-name="ro2">
          <table:table-cell table:style-name="Default" office:value-type="float" office:value="176" calcext:value-type="float">
            <text:p>176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synthesise legal knowledge with business objectives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77" calcext:value-type="float">
            <text:p>177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undertake resource planning for the legal department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78" calcext:value-type="float">
            <text:p>178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undertake budget preparation for the legal department operations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79" calcext:value-type="float">
            <text:p>179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develop and implement risk management and compliance processes and systems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80" calcext:value-type="float">
            <text:p>180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develop and implement business policies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81" calcext:value-type="float">
            <text:p>181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develop and implement a data protection framework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82" calcext:value-type="float">
            <text:p>182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develop and implement project management processes and systems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83" calcext:value-type="float">
            <text:p>183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undertake business process re-engineering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84" calcext:value-type="float">
            <text:p>184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identify key emerging trends affecting the legal services industry and the business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85" calcext:value-type="float">
            <text:p>185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identify and develop business opportunities for the legal department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86" calcext:value-type="float">
            <text:p>186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Ethics, Governance and Compliance</text:p>
          </table:table-cell>
          <table:table-cell office:value-type="string" calcext:value-type="string">
            <text:p>I can facilitate compliance with regulatory obligations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87" calcext:value-type="float">
            <text:p>187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Ethics, Governance and Compliance</text:p>
          </table:table-cell>
          <table:table-cell office:value-type="string" calcext:value-type="string">
            <text:p>I can appreciate internal client relationships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88" calcext:value-type="float">
            <text:p>188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Ethics, Governance and Compliance</text:p>
          </table:table-cell>
          <table:table-cell office:value-type="string" calcext:value-type="string">
            <text:p>I can undertake pro bono work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89" calcext:value-type="float">
            <text:p>189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Ethics, Governance and Compliance</text:p>
          </table:table-cell>
          <table:table-cell office:value-type="string" calcext:value-type="string">
            <text:p>I can safeguard ethical behaviour in the organisation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90" calcext:value-type="float">
            <text:p>190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gal Advisory</text:p>
          </table:table-cell>
          <table:table-cell office:value-type="string" calcext:value-type="string">
            <text:p>I can undertake legal transaction processe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91" calcext:value-type="float">
            <text:p>191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gal Advisory</text:p>
          </table:table-cell>
          <table:table-cell office:value-type="string" calcext:value-type="string">
            <text:p>I can undertake project management processe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92" calcext:value-type="float">
            <text:p>192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gal Advisory</text:p>
          </table:table-cell>
          <table:table-cell office:value-type="string" calcext:value-type="string">
            <text:p>I can conduct negotiation and drafting across various practice area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93" calcext:value-type="float">
            <text:p>193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gal Advisory</text:p>
          </table:table-cell>
          <table:table-cell office:value-type="string" calcext:value-type="string">
            <text:p>I can undertake legal analysis and problem-solving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94" calcext:value-type="float">
            <text:p>194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gal Advisory</text:p>
          </table:table-cell>
          <table:table-cell office:value-type="string" calcext:value-type="string">
            <text:p>I can provide sound legal advice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95" calcext:value-type="float">
            <text:p>195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gal Advisory</text:p>
          </table:table-cell>
          <table:table-cell office:value-type="string" calcext:value-type="string">
            <text:p>I can undertake corporate secretarial matters regarding entity management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96" calcext:value-type="float">
            <text:p>196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gal Advisory</text:p>
          </table:table-cell>
          <table:table-cell office:value-type="string" calcext:value-type="string">
            <text:p>I can manage risk from a business perspective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97" calcext:value-type="float">
            <text:p>197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gal Advisory</text:p>
          </table:table-cell>
          <table:table-cell office:value-type="string" calcext:value-type="string">
            <text:p>I can shape and implement legal solutions for the busines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98" calcext:value-type="float">
            <text:p>198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Technology Affinities</text:p>
          </table:table-cell>
          <table:table-cell office:value-type="string" calcext:value-type="string">
            <text:p>I can conduct legal research, investigate facts and check document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99" calcext:value-type="float">
            <text:p>199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Technology Affinities</text:p>
          </table:table-cell>
          <table:table-cell office:value-type="string" calcext:value-type="string">
            <text:p>I can use data analysis tools relevant to legal services environment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00" calcext:value-type="float">
            <text:p>200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Technology Affinities</text:p>
          </table:table-cell>
          <table:table-cell office:value-type="string" calcext:value-type="string">
            <text:p>I can maintain database for knowledge sharing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01" calcext:value-type="float">
            <text:p>201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Technology Affinities</text:p>
          </table:table-cell>
          <table:table-cell office:value-type="string" calcext:value-type="string">
            <text:p>I can utilise workplace productivity tool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02" calcext:value-type="float">
            <text:p>202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Technology Affinities</text:p>
          </table:table-cell>
          <table:table-cell office:value-type="string" calcext:value-type="string">
            <text:p>I can develop and maintain standard operating procedures. </text:p>
          </table:table-cell>
          <table:table-cell table:number-columns-repeated="1019"/>
        </table:table-row>
        <table:table-row table:style-name="ro1">
          <table:table-cell table:style-name="Default" office:value-type="float" office:value="203" calcext:value-type="float">
            <text:p>203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erpersonal Effectiveness</text:p>
          </table:table-cell>
          <table:table-cell office:value-type="string" calcext:value-type="string">
            <text:p>I can demonstrate effective internal communication skill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04" calcext:value-type="float">
            <text:p>204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erpersonal Effectiveness</text:p>
          </table:table-cell>
          <table:table-cell office:value-type="string" calcext:value-type="string">
            <text:p>I can demonstrate effective external communication skill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05" calcext:value-type="float">
            <text:p>205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erpersonal Effectiveness</text:p>
          </table:table-cell>
          <table:table-cell office:value-type="string" calcext:value-type="string">
            <text:p>I can demonstrate effective management of internal relationship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06" calcext:value-type="float">
            <text:p>206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erpersonal Effectiveness</text:p>
          </table:table-cell>
          <table:table-cell office:value-type="string" calcext:value-type="string">
            <text:p>I can demonstrate effective management of external relationship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07" calcext:value-type="float">
            <text:p>207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erpersonal Effectiveness</text:p>
          </table:table-cell>
          <table:table-cell office:value-type="string" calcext:value-type="string">
            <text:p>I can demonstrate effective teamwork skill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08" calcext:value-type="float">
            <text:p>208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rapersonal Intelligence</text:p>
          </table:table-cell>
          <table:table-cell office:value-type="string" calcext:value-type="string">
            <text:p>I can manage time and organise work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09" calcext:value-type="float">
            <text:p>209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rapersonal Intelligence</text:p>
          </table:table-cell>
          <table:table-cell office:value-type="string" calcext:value-type="string">
            <text:p>I can manage workplace challenge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10" calcext:value-type="float">
            <text:p>210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rapersonal Intelligence</text:p>
          </table:table-cell>
          <table:table-cell office:value-type="string" calcext:value-type="string">
            <text:p>I can act with professionalism and integrity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11" calcext:value-type="float">
            <text:p>211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rapersonal Intelligence</text:p>
          </table:table-cell>
          <table:table-cell office:value-type="string" calcext:value-type="string">
            <text:p>I can use feedback and reflection for professional improvement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12" calcext:value-type="float">
            <text:p>212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rapersonal Intelligence</text:p>
          </table:table-cell>
          <table:table-cell office:value-type="string" calcext:value-type="string">
            <text:p>I can improve workplace processes and policie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13" calcext:value-type="float">
            <text:p>213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rapersonal Intelligence</text:p>
          </table:table-cell>
          <table:table-cell office:value-type="string" calcext:value-type="string">
            <text:p>I can identify learning needs for myself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14" calcext:value-type="float">
            <text:p>214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rapersonal Intelligence</text:p>
          </table:table-cell>
          <table:table-cell office:value-type="string" calcext:value-type="string">
            <text:p>I can manage self adaptability to change.</text:p>
          </table:table-cell>
          <table:table-cell table:number-columns-repeated="1019"/>
        </table:table-row>
        <table:table-row table:style-name="ro2">
          <table:table-cell table:style-name="Default" office:value-type="float" office:value="215" calcext:value-type="float">
            <text:p>215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demonstrate balanced business and legal acumen.</text:p>
          </table:table-cell>
          <table:table-cell table:number-columns-repeated="1019"/>
        </table:table-row>
        <table:table-row table:style-name="ro2">
          <table:table-cell table:style-name="Default" office:value-type="float" office:value="216" calcext:value-type="float">
            <text:p>216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undertake administrative tasks.</text:p>
          </table:table-cell>
          <table:table-cell table:number-columns-repeated="1019"/>
        </table:table-row>
        <table:table-row table:style-name="ro2">
          <table:table-cell table:style-name="Default" office:value-type="float" office:value="217" calcext:value-type="float">
            <text:p>217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maintain risk management and compliance processes and systems.</text:p>
          </table:table-cell>
          <table:table-cell table:number-columns-repeated="1019"/>
        </table:table-row>
        <table:table-row table:style-name="ro2">
          <table:table-cell table:style-name="Default" office:value-type="float" office:value="218" calcext:value-type="float">
            <text:p>218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maintain business policies.</text:p>
          </table:table-cell>
          <table:table-cell table:number-columns-repeated="1019"/>
        </table:table-row>
        <table:table-row table:style-name="ro2">
          <table:table-cell table:style-name="Default" office:value-type="float" office:value="219" calcext:value-type="float">
            <text:p>219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maintain a data protection framework.</text:p>
          </table:table-cell>
          <table:table-cell table:number-columns-repeated="1019"/>
        </table:table-row>
        <table:table-row table:style-name="ro2">
          <table:table-cell table:style-name="Default" office:value-type="float" office:value="220" calcext:value-type="float">
            <text:p>220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maintain project management processes and systems.</text:p>
          </table:table-cell>
          <table:table-cell table:number-columns-repeated="1019"/>
        </table:table-row>
        <table:table-row table:style-name="ro2">
          <table:table-cell table:style-name="Default" office:value-type="float" office:value="221" calcext:value-type="float">
            <text:p>221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demonstrate financial literacy.</text:p>
          </table:table-cell>
          <table:table-cell table:number-columns-repeated="1019"/>
        </table:table-row>
        <table:table-row table:style-name="ro2">
          <table:table-cell table:style-name="Default" office:value-type="float" office:value="222" calcext:value-type="float">
            <text:p>222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demonstrate commercial awareness.</text:p>
          </table:table-cell>
          <table:table-cell table:number-columns-repeated="1019"/>
        </table:table-row>
        <table:table-row table:style-name="ro2">
          <table:table-cell table:style-name="Default" office:value-type="float" office:value="223" calcext:value-type="float">
            <text:p>223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Ethics, Governance and Compliance</text:p>
          </table:table-cell>
          <table:table-cell office:value-type="string" calcext:value-type="string">
            <text:p>I can comply with duties of confidentiality. </text:p>
          </table:table-cell>
          <table:table-cell table:number-columns-repeated="1019"/>
        </table:table-row>
        <table:table-row table:style-name="ro2">
          <table:table-cell table:style-name="Default" office:value-type="float" office:value="224" calcext:value-type="float">
            <text:p>224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Ethics, Governance and Compliance</text:p>
          </table:table-cell>
          <table:table-cell office:value-type="string" calcext:value-type="string">
            <text:p>I can demonstrate a strong sense of business ethics.</text:p>
          </table:table-cell>
          <table:table-cell table:number-columns-repeated="1019"/>
        </table:table-row>
        <table:table-row table:style-name="ro2">
          <table:table-cell table:style-name="Default" office:value-type="float" office:value="225" calcext:value-type="float">
            <text:p>225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Ethics, Governance and Compliance</text:p>
          </table:table-cell>
          <table:table-cell office:value-type="string" calcext:value-type="string">
            <text:p>I can demonstrate a strong sense of legal ethics.</text:p>
          </table:table-cell>
          <table:table-cell table:number-columns-repeated="1019"/>
        </table:table-row>
        <table:table-row table:style-name="ro3">
          <table:table-cell table:style-name="Default" office:value-type="float" office:value="226" calcext:value-type="float">
            <text:p>226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rapersonal Intelligence</text:p>
          </table:table-cell>
          <table:table-cell table:style-name="ce19" office:value-type="string" calcext:value-type="string">
            <text:p>I can obtain clarification and feedback to improve my own practice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27" calcext:value-type="float">
            <text:p>227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rapersonal Intelligence</text:p>
          </table:table-cell>
          <table:table-cell table:style-name="ce19" office:value-type="string" calcext:value-type="string">
            <text:p>I can manage my own energy, time and work effectively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28" calcext:value-type="float">
            <text:p>228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rapersonal Intelligence</text:p>
          </table:table-cell>
          <table:table-cell table:style-name="ce19" office:value-type="string" calcext:value-type="string">
            <text:p>I can perform self-reflection to develop professional self-awarenes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29" calcext:value-type="float">
            <text:p>229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rapersonal Intelligence</text:p>
          </table:table-cell>
          <table:table-cell table:style-name="ce19" office:value-type="string" calcext:value-type="string">
            <text:p>I can manage situations of my own adverse professional wellbeing effectively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30" calcext:value-type="float">
            <text:p>230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rapersonal Intelligence</text:p>
          </table:table-cell>
          <table:table-cell table:style-name="ce19" office:value-type="string" calcext:value-type="string">
            <text:p>I can develop my own positive professional wellbeing actively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31" calcext:value-type="float">
            <text:p>231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rapersonal Intelligence</text:p>
          </table:table-cell>
          <table:table-cell table:style-name="ce19" office:value-type="string" calcext:value-type="string">
            <text:p>I can adapt to change in the workplace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32" calcext:value-type="float">
            <text:p>232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rapersonal Intelligence</text:p>
          </table:table-cell>
          <table:table-cell table:style-name="ce19" office:value-type="string" calcext:value-type="string">
            <text:p>I can pursue self-directed learning actively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33" calcext:value-type="float">
            <text:p>233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Ethics &amp; Professionalism</text:p>
          </table:table-cell>
          <table:table-cell table:style-name="ce19" office:value-type="string" calcext:value-type="string">
            <text:p>I can maintain complete and accurate matter records using appropriate case management system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34" calcext:value-type="float">
            <text:p>234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Ethics &amp; Professionalism</text:p>
          </table:table-cell>
          <table:table-cell table:style-name="ce19" office:value-type="string" calcext:value-type="string">
            <text:p>I can represent and promote the profession appropriately at individual and firm level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35" calcext:value-type="float">
            <text:p>235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Ethics &amp; Professionalism</text:p>
          </table:table-cell>
          <table:table-cell table:style-name="ce19" office:value-type="string" calcext:value-type="string">
            <text:p>I can facilitate social justice through pro bono work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36" calcext:value-type="float">
            <text:p>236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Ethics &amp; Professionalism</text:p>
          </table:table-cell>
          <table:table-cell table:style-name="ce19" office:value-type="string" calcext:value-type="string">
            <text:p>I can comply with rules and best practices governing professional conduct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37" calcext:value-type="float">
            <text:p>237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Ethics &amp; Professionalism</text:p>
          </table:table-cell>
          <table:table-cell table:style-name="ce19" office:value-type="string" calcext:value-type="string">
            <text:p>I can act within the scope of my own professional competence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38" calcext:value-type="float">
            <text:p>238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Ethics &amp; Professionalism</text:p>
          </table:table-cell>
          <table:table-cell table:style-name="ce19" office:value-type="string" calcext:value-type="string">
            <text:p>I can act with civility in interactions with other members of the legal community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39" calcext:value-type="float">
            <text:p>239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Ethics &amp; Professionalism</text:p>
          </table:table-cell>
          <table:table-cell table:style-name="ce19" office:value-type="string" calcext:value-type="string">
            <text:p>I can appreciate my role as a lawyer in the context of rule of law and access to justice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40" calcext:value-type="float">
            <text:p>240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Ethics &amp; Professionalism</text:p>
          </table:table-cell>
          <table:table-cell table:style-name="ce19" office:value-type="string" calcext:value-type="string">
            <text:p>I can appreciate the context in which the legal and justice system operates and how my own practice has an impact on it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41" calcext:value-type="float">
            <text:p>241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perform legal analysis and reasoning to provide legal advice in a range of moderately complex matter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42" calcext:value-type="float">
            <text:p>242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draft legal opinions which accurately set out the legal response to a client's problem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43" calcext:value-type="float">
            <text:p>243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perform legal research using a range of appropriate sources and format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44" calcext:value-type="float">
            <text:p>244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perform factual investigation using a range of appropriate sources and format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45" calcext:value-type="float">
            <text:p>245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conduct client interviews to understand accurately a client's objectives and constraint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46" calcext:value-type="float">
            <text:p>246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facilitate moderately complex negotiations across a range of related practice area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47" calcext:value-type="float">
            <text:p>247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identify appropriate means of alternative dispute resolution for a range of moderately complex contentious matter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48" calcext:value-type="float">
            <text:p>248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conduct oral trial advocacy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49" calcext:value-type="float">
            <text:p>249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prepare written trial advocacy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50" calcext:value-type="float">
            <text:p>250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undertake pre-trial discovery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51" calcext:value-type="float">
            <text:p>251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real property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52" calcext:value-type="float">
            <text:p>252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real property law issu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53" calcext:value-type="float">
            <text:p>253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tort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54" calcext:value-type="float">
            <text:p>254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tort law issu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55" calcext:value-type="float">
            <text:p>255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equity and trusts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56" calcext:value-type="float">
            <text:p>256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equity and trusts law issu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57" calcext:value-type="float">
            <text:p>257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administrative and constitutional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58" calcext:value-type="float">
            <text:p>258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administrative and constitutional law issu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59" calcext:value-type="float">
            <text:p>259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contract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60" calcext:value-type="float">
            <text:p>260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contract law issu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61" calcext:value-type="float">
            <text:p>261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apply a range of relevant financial and accounting terms, concepts, principles, procedures and calculations appropriate for the nature of my practice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62" calcext:value-type="float">
            <text:p>262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contribute to client care and business development in my firm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63" calcext:value-type="float">
            <text:p>263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ology Affinities</text:p>
          </table:table-cell>
          <table:table-cell table:style-name="ce19" office:value-type="string" calcext:value-type="string">
            <text:p>I can comply with laws, regulations and best practices for maintaining data confidentiality and privacy when communicating electronically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64" calcext:value-type="float">
            <text:p>264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ology Affinities</text:p>
          </table:table-cell>
          <table:table-cell table:style-name="ce19" office:value-type="string" calcext:value-type="string">
            <text:p>I can appreciate the pros and cons of cloud-based technology on the storage and retrieval of professional and personal data handled by a law firm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65" calcext:value-type="float">
            <text:p>265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ology Affinities</text:p>
          </table:table-cell>
          <table:table-cell table:style-name="ce19" office:value-type="string" calcext:value-type="string">
            <text:p>I can use online platforms appropriately to maintain an effective professional online presence and network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66" calcext:value-type="float">
            <text:p>266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ology Affinities</text:p>
          </table:table-cell>
          <table:table-cell table:style-name="ce19" office:value-type="string" calcext:value-type="string">
            <text:p>I can use secure online email software and collaboration platforms appropriately to facilitate working with internal and exernal parti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67" calcext:value-type="float">
            <text:p>267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ology Affinities</text:p>
          </table:table-cell>
          <table:table-cell table:style-name="ce19" office:value-type="string" calcext:value-type="string">
            <text:p>I can use basic workplace productivity software tools to enhance work efficiency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68" calcext:value-type="float">
            <text:p>268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ology Affinities</text:p>
          </table:table-cell>
          <table:table-cell table:style-name="ce19" office:value-type="string" calcext:value-type="string">
            <text:p>I can use electronic filing systems to enhance work efficiency and comply with filing requirement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69" calcext:value-type="float">
            <text:p>269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ology Affinities</text:p>
          </table:table-cell>
          <table:table-cell table:style-name="ce19" office:value-type="string" calcext:value-type="string">
            <text:p>I can use practice management systems to enhance work efficiency and compliance with professional duti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70" calcext:value-type="float">
            <text:p>270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ology Affinities</text:p>
          </table:table-cell>
          <table:table-cell table:style-name="ce19" office:value-type="string" calcext:value-type="string">
            <text:p>I can use knowledge management systems to accelerate developing know-how and raise productivity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71" calcext:value-type="float">
            <text:p>271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ology Affinities</text:p>
          </table:table-cell>
          <table:table-cell table:style-name="ce19" office:value-type="string" calcext:value-type="string">
            <text:p>I can perform legal, business and investigative research using a range of free and paid online research tools and resourc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72" calcext:value-type="float">
            <text:p>272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ology Affinities</text:p>
          </table:table-cell>
          <table:table-cell table:style-name="ce19" office:value-type="string" calcext:value-type="string">
            <text:p>I can perform online search, retrieval and lodgment to extract records and lodge requests and document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73" calcext:value-type="float">
            <text:p>273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ology Affinities</text:p>
          </table:table-cell>
          <table:table-cell table:style-name="ce19" office:value-type="string" calcext:value-type="string">
            <text:p>I can monitor well-established alternative sources of information relevant to the law and practice of law to keep updated on trends and development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74" calcext:value-type="float">
            <text:p>274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ology Affinities</text:p>
          </table:table-cell>
          <table:table-cell table:style-name="ce19" office:value-type="string" calcext:value-type="string">
            <text:p>I can appreciate the impact of existing baseline technologies on the practice of law and the legal operations of in-house legal department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75" calcext:value-type="float">
            <text:p>275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erpersonal Effectiveness</text:p>
          </table:table-cell>
          <table:table-cell table:style-name="ce19" office:value-type="string" calcext:value-type="string">
            <text:p>I can establish effective professional networks with internal and external stakeholder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76" calcext:value-type="float">
            <text:p>276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erpersonal Effectiveness</text:p>
          </table:table-cell>
          <table:table-cell table:style-name="ce19" office:value-type="string" calcext:value-type="string">
            <text:p>I can participate effectively as part of a team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77" calcext:value-type="float">
            <text:p>277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erpersonal Effectiveness</text:p>
          </table:table-cell>
          <table:table-cell table:style-name="ce19" office:value-type="string" calcext:value-type="string">
            <text:p>I can correspond effectively in oral and written professional communication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78" calcext:value-type="float">
            <text:p>278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erpersonal Effectiveness</text:p>
          </table:table-cell>
          <table:table-cell table:style-name="ce19" office:value-type="string" calcext:value-type="string">
            <text:p>I can manage internal and external stakeholder expectations effectively 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79" calcext:value-type="float">
            <text:p>279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prepare range of contracts, term sheets and memoranda relevant to general corporate/commercial transactions matter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80" calcext:value-type="float">
            <text:p>280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draft pleadings, affidavits and other written court advocacy documents for corporate/commercial litigation matter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81" calcext:value-type="float">
            <text:p>281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undertake legal due diligence effectively to understand the implications for a proposed corporate/commercial transaction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82" calcext:value-type="float">
            <text:p>282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the different types of business structures and their implications in a given corporate/commercial matter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83" calcext:value-type="float">
            <text:p>283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the key elements of a moderately complex transaction to identify an optimal legal strategy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84" calcext:value-type="float">
            <text:p>284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when advice from specialists in particular areas of corporate/commercial practice is needed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85" calcext:value-type="float">
            <text:p>285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corporate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86" calcext:value-type="float">
            <text:p>286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corporate law issu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87" calcext:value-type="float">
            <text:p>287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corporate finance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88" calcext:value-type="float">
            <text:p>288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corporate finance law issu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89" calcext:value-type="float">
            <text:p>289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commercial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90" calcext:value-type="float">
            <text:p>290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commercial law issu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91" calcext:value-type="float">
            <text:p>291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intellectual property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92" calcext:value-type="float">
            <text:p>292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intellectual property law issu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93" calcext:value-type="float">
            <text:p>293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technology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94" calcext:value-type="float">
            <text:p>294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technology law issu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95" calcext:value-type="float">
            <text:p>295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private international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96" calcext:value-type="float">
            <text:p>296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private international law issu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97" calcext:value-type="float">
            <text:p>297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competition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98" calcext:value-type="float">
            <text:p>298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competition law issu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299" calcext:value-type="float">
            <text:p>299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tax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00" calcext:value-type="float">
            <text:p>300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tax law issu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01" calcext:value-type="float">
            <text:p>301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commercial litigation terms, concepts, principles and procedur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02" calcext:value-type="float">
            <text:p>302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commercial litigation issu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03" calcext:value-type="float">
            <text:p>303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appreciate the the commercial context, needs and constraints of a corporate client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04" calcext:value-type="float">
            <text:p>304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Intrapersonal Intelligence</text:p>
          </table:table-cell>
          <table:table-cell table:style-name="ce19" office:value-type="string" calcext:value-type="string">
            <text:p>I can maintain balance between empathetic connection and professional distance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05" calcext:value-type="float">
            <text:p>305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probate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06" calcext:value-type="float">
            <text:p>306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probate law issu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07" calcext:value-type="float">
            <text:p>307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family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08" calcext:value-type="float">
            <text:p>308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family law issu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09" calcext:value-type="float">
            <text:p>309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perform community-based mediation and interest-based conflict resolution to resolve family and community disput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10" calcext:value-type="float">
            <text:p>310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employment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11" calcext:value-type="float">
            <text:p>311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employment law issu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12" calcext:value-type="float">
            <text:p>312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the current basic personal injury and property damage claims terms, concepts, principles and procedur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13" calcext:value-type="float">
            <text:p>313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personal injury and property damage claim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14" calcext:value-type="float">
            <text:p>314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the current basic conveyancing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15" calcext:value-type="float">
            <text:p>315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conveyancing law issu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16" calcext:value-type="float">
            <text:p>316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criminal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17" calcext:value-type="float">
            <text:p>317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criminal law issu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18" calcext:value-type="float">
            <text:p>318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criminal litigation terms, concepts, principles and procedur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19" calcext:value-type="float">
            <text:p>319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criminal litigation issu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20" calcext:value-type="float">
            <text:p>320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civil litigation terms, concepts, principles and procedur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21" calcext:value-type="float">
            <text:p>321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civil litigation issu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22" calcext:value-type="float">
            <text:p>322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rapersonal Intelligence</text:p>
          </table:table-cell>
          <table:table-cell table:style-name="ce19" office:value-type="string" calcext:value-type="string">
            <text:p>I can apply what I learn in one context to a range of similar or analogous contexts easily (i.e. learning agility)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23" calcext:value-type="float">
            <text:p>323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rapersonal Intelligence</text:p>
          </table:table-cell>
          <table:table-cell table:style-name="ce19" office:value-type="string" calcext:value-type="string">
            <text:p>I can use appropriate tools and methodologies to reflect and improve upon my professional practice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24" calcext:value-type="float">
            <text:p>324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rapersonal Intelligence</text:p>
          </table:table-cell>
          <table:table-cell table:style-name="ce21" office:value-type="string" calcext:value-type="string">
            <text:p>I can appreciate and manage the impact on others of my own actions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Default" office:value-type="float" office:value="325" calcext:value-type="float">
            <text:p>325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rapersonal Intelligence</text:p>
          </table:table-cell>
          <table:table-cell table:style-name="ce21" office:value-type="string" calcext:value-type="string">
            <text:p>I can support others in situations of their adverse professional wellbeing appropriately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Default" office:value-type="float" office:value="326" calcext:value-type="float">
            <text:p>326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rapersonal Intelligence</text:p>
          </table:table-cell>
          <table:table-cell table:style-name="ce21" office:value-type="string" calcext:value-type="string">
            <text:p>I can support the positive professional wellbeing of others effectively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Default" office:value-type="float" office:value="327" calcext:value-type="float">
            <text:p>327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Ethics &amp; Professionalism</text:p>
          </table:table-cell>
          <table:table-cell table:style-name="ce21" office:value-type="string" calcext:value-type="string">
            <text:p>I can lead a culture of ethical behaviour at team and firm levels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Default" office:value-type="float" office:value="328" calcext:value-type="float">
            <text:p>328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Ethics &amp; Professionalism</text:p>
          </table:table-cell>
          <table:table-cell table:style-name="ce21" office:value-type="string" calcext:value-type="string">
            <text:p>I can provide guidance to less experience colleagues on a range of complex ethical issues which may arise in the course of legal practise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Default" office:value-type="float" office:value="329" calcext:value-type="float">
            <text:p>329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Ethics &amp; Professionalism</text:p>
          </table:table-cell>
          <table:table-cell table:style-name="ce19" office:value-type="string" calcext:value-type="string">
            <text:p>I can represent and promote the profession appropriately at national level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30" calcext:value-type="float">
            <text:p>330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dvise on and manage complex legal matters on a range of related practice area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31" calcext:value-type="float">
            <text:p>331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develop a nuanced understanding of and appropriate legal solutions for a complex matter using a range of analytical, critical and creative thinking approach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32" calcext:value-type="float">
            <text:p>332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develop and implement appropriate legal solutions to address my client's needs using a range of approaches to defining the problem, generating a range of possible solutions, and identifying and implemention the most appropriate solution for the specific situation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33" calcext:value-type="float">
            <text:p>333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lead complex negotiations between multiple parti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34" calcext:value-type="float">
            <text:p>334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Leadership, Business and Professional Insight</text:p>
          </table:table-cell>
          <table:table-cell table:style-name="ce28" office:value-type="string" calcext:value-type="string">
            <text:p>I can undertake performance coaching of junior colleagues whom I work with.</text:p>
          </table:table-cell>
          <table:table-cell table:style-name="ce28"/>
          <table:table-cell table:number-columns-repeated="1018"/>
        </table:table-row>
        <table:table-row table:style-name="ro3">
          <table:table-cell table:style-name="Default" office:value-type="float" office:value="335" calcext:value-type="float">
            <text:p>335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manage people I work with to deal with multiple work demand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36" calcext:value-type="float">
            <text:p>336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manage multi-disciplinary professionals and stakeholders in the course of my work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37" calcext:value-type="float">
            <text:p>337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project manage multiple complex matters using the most appropriate approach for each given matter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38" calcext:value-type="float">
            <text:p>338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conduct myself in a culturally-sensitive manner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39" calcext:value-type="float">
            <text:p>339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identify and develop business opportunities for my practice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40" calcext:value-type="float">
            <text:p>340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identify emerging trends affecting the legal services industry and determine how to address their impact on my practice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41" calcext:value-type="float">
            <text:p>341</text:p>
          </table:table-cell>
          <table:table-cell office:value-type="string" calcext:value-type="string">
            <text:p>Legal Practitioner</text:p>
          </table:table-cell>
          <table:table-cell table:style-name="ce20"/>
          <table:table-cell table:style-name="ce19" office:value-type="string" calcext:value-type="string">
            <text:p>Leadership, Business and Professional Insight</text:p>
          </table:table-cell>
          <table:table-cell table:style-name="ce20" office:value-type="string" calcext:value-type="string">
            <text:p>I can contribute to improving workplace processes and policies.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Default" office:value-type="float" office:value="342" calcext:value-type="float">
            <text:p>342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identify holistic learning needs of my line reports and provide opportunities for them to address such need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43" calcext:value-type="float">
            <text:p>343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identify, communicate and support the optimal professional performance and attitudes required of my line report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44" calcext:value-type="float">
            <text:p>344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24" office:value-type="string" calcext:value-type="string">
            <text:p>Technology Affinities</text:p>
          </table:table-cell>
          <table:table-cell table:style-name="ce24" office:value-type="string" calcext:value-type="string">
            <text:p>I can use 'intelligent' legal research tools as one of a range of digital information gathering tools to enhance legal research findings.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Default" office:value-type="float" office:value="345" calcext:value-type="float">
            <text:p>345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24" office:value-type="string" calcext:value-type="string">
            <text:p>Technology Affinities</text:p>
          </table:table-cell>
          <table:table-cell table:style-name="ce24" office:value-type="string" calcext:value-type="string">
            <text:p>I can use legal and regulatory analytics tools appropriately to facilitate decision-making and compliance.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Default" office:value-type="float" office:value="346" calcext:value-type="float">
            <text:p>346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24" office:value-type="string" calcext:value-type="string">
            <text:p>Technology Affinities</text:p>
          </table:table-cell>
          <table:table-cell table:style-name="ce24" office:value-type="string" calcext:value-type="string">
            <text:p>I can educate peers on the appreciation and application of current baseline legal technologies.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Default" office:value-type="float" office:value="347" calcext:value-type="float">
            <text:p>347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24" office:value-type="string" calcext:value-type="string">
            <text:p>Technology Affinities</text:p>
          </table:table-cell>
          <table:table-cell table:style-name="ce24" office:value-type="string" calcext:value-type="string">
            <text:p>I can initiate discussions about how emergent technology can be utilised and adapted for use within the legal industry.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Default" office:value-type="float" office:value="348" calcext:value-type="float">
            <text:p>348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24" office:value-type="string" calcext:value-type="string">
            <text:p>Technology Affinities</text:p>
          </table:table-cell>
          <table:table-cell table:style-name="ce24" office:value-type="string" calcext:value-type="string">
            <text:p>I can undertake electronic discovery.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Default" office:value-type="float" office:value="349" calcext:value-type="float">
            <text:p>349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24" office:value-type="string" calcext:value-type="string">
            <text:p>Technology Affinities</text:p>
          </table:table-cell>
          <table:table-cell table:style-name="ce24" office:value-type="string" calcext:value-type="string">
            <text:p>I can perform technology-assisted review of electronically stored information.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Default" office:value-type="float" office:value="350" calcext:value-type="float">
            <text:p>350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24" office:value-type="string" calcext:value-type="string">
            <text:p>Technology Affinities</text:p>
          </table:table-cell>
          <table:table-cell table:style-name="ce24" office:value-type="string" calcext:value-type="string">
            <text:p>I can use 'intelligent' document creation and review tools to improve law firm/department productivity and processes.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Default" office:value-type="float" office:value="351" calcext:value-type="float">
            <text:p>351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24" office:value-type="string" calcext:value-type="string">
            <text:p>Technology Affinities</text:p>
          </table:table-cell>
          <table:table-cell table:style-name="ce24" office:value-type="string" calcext:value-type="string">
            <text:p>I can undertake and appreciate the implications of online dispute resolution.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Default" office:value-type="float" office:value="352" calcext:value-type="float">
            <text:p>352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24" office:value-type="string" calcext:value-type="string">
            <text:p>Technology Affinities</text:p>
          </table:table-cell>
          <table:table-cell table:style-name="ce24" office:value-type="string" calcext:value-type="string">
            <text:p>I can comply with legislation and best practices for preserving and encrypting electronically stored information for purposes such as e-discovery.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Default" office:value-type="float" office:value="353" calcext:value-type="float">
            <text:p>353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24" office:value-type="string" calcext:value-type="string">
            <text:p>Technology Affinities</text:p>
          </table:table-cell>
          <table:table-cell table:style-name="ce24" office:value-type="string" calcext:value-type="string">
            <text:p>I can appreciate and keep updated on evolving cybersecurity risks.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Default" office:value-type="float" office:value="354" calcext:value-type="float">
            <text:p>354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erpersonal Effectiveness</text:p>
          </table:table-cell>
          <table:table-cell table:style-name="ce19" office:value-type="string" calcext:value-type="string">
            <text:p>I can perform conflict management in a range of professional contexts involving a range of internal and external stakeholder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55" calcext:value-type="float">
            <text:p>355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erpersonal Effectiveness</text:p>
          </table:table-cell>
          <table:table-cell table:style-name="ce19" office:value-type="string" calcext:value-type="string">
            <text:p>I can foster and motivate engaged and collaborative teamwork involving multiple teams or multi-disciplinary team member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56" calcext:value-type="float">
            <text:p>356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erpersonal Effectiveness</text:p>
          </table:table-cell>
          <table:table-cell table:style-name="ce19" office:value-type="string" calcext:value-type="string">
            <text:p>I can establish a range of professional networks to support the work of my practice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57" calcext:value-type="float">
            <text:p>357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Ethics &amp; Professionalism</text:p>
          </table:table-cell>
          <table:table-cell table:style-name="ce21" office:value-type="string" calcext:value-type="string">
            <text:p>I can appreciate and discharge a lawyer's role to practise preventive lawyering and resolve family disputes in a constructive and conciliatory manner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Default" office:value-type="float" office:value="358" calcext:value-type="float">
            <text:p>358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Ethics &amp; Professionalism</text:p>
          </table:table-cell>
          <table:table-cell table:style-name="ce21" office:value-type="string" calcext:value-type="string">
            <text:p>I can appreciate a lawyer's role in a range of initiatives by the Family Justice System such as the Restorative Justice Model, the Appropriate Adult Scheme, and Parenting Coordination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Default" office:value-type="float" office:value="359" calcext:value-type="float">
            <text:p>359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Ethics &amp; Professionalism</text:p>
          </table:table-cell>
          <table:table-cell table:style-name="ce21" office:value-type="string" calcext:value-type="string">
            <text:p>I can conduct myself and my team/firm in a manner that complies with the Best Practices Guide for Family Law Practitioners by the Law Society of Singapore and Family Justice Court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Default" office:value-type="float" office:value="360" calcext:value-type="float">
            <text:p>360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Technical Lawyering</text:p>
          </table:table-cell>
          <table:table-cell table:style-name="ce21" office:value-type="string" calcext:value-type="string">
            <text:p>I can synthesise and evaluate current family law terms, concepts, principles and procedures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Default" office:value-type="float" office:value="361" calcext:value-type="float">
            <text:p>361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Technical Lawyering</text:p>
          </table:table-cell>
          <table:table-cell table:style-name="ce21" office:value-type="string" calcext:value-type="string">
            <text:p>I can synthesise and evaluate the relevant key statutes, subsidiary legislation and regulations governing a wide range of family law issues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Default" office:value-type="float" office:value="362" calcext:value-type="float">
            <text:p>362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Technical Lawyering</text:p>
          </table:table-cell>
          <table:table-cell table:style-name="ce21" office:value-type="string" calcext:value-type="string">
            <text:p>I can synthesise and evaluate current probate law terms, concepts, principles and procedures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Default" office:value-type="float" office:value="363" calcext:value-type="float">
            <text:p>363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Technical Lawyering</text:p>
          </table:table-cell>
          <table:table-cell table:style-name="ce21" office:value-type="string" calcext:value-type="string">
            <text:p>I can synthesise and evaluate the relevant key statutes, subsidiary legislation and regulations governing a wide range of probate law issues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Default" office:value-type="float" office:value="364" calcext:value-type="float">
            <text:p>364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Technical Lawyering</text:p>
          </table:table-cell>
          <table:table-cell table:style-name="ce21" office:value-type="string" calcext:value-type="string">
            <text:p>I can advise clients on a range of legal aid options and refer potential clients to such options where appropriate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Default" office:value-type="float" office:value="365" calcext:value-type="float">
            <text:p>365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Technical Lawyering</text:p>
          </table:table-cell>
          <table:table-cell table:style-name="ce21" office:value-type="string" calcext:value-type="string">
            <text:p>I can advise on and manage complex matrimonial matters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Default" office:value-type="float" office:value="366" calcext:value-type="float">
            <text:p>366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Technical Lawyering</text:p>
          </table:table-cell>
          <table:table-cell table:style-name="ce21" office:value-type="string" calcext:value-type="string">
            <text:p>I can advise on and manage complex child custody, legitimacy, access and adoption matters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Default" office:value-type="float" office:value="367" calcext:value-type="float">
            <text:p>367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Technical Lawyering</text:p>
          </table:table-cell>
          <table:table-cell table:style-name="ce21" office:value-type="string" calcext:value-type="string">
            <text:p>I can advise on and manage complex probate matters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Default" office:value-type="float" office:value="368" calcext:value-type="float">
            <text:p>368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Technical Lawyering</text:p>
          </table:table-cell>
          <table:table-cell table:style-name="ce21" office:value-type="string" calcext:value-type="string">
            <text:p>I can advise on and manage vulnerable client matters including those involving elder care, mental capacity, child abduction and family violence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Default" office:value-type="float" office:value="369" calcext:value-type="float">
            <text:p>369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Technical Lawyering</text:p>
          </table:table-cell>
          <table:table-cell table:style-name="ce21" office:value-type="string" calcext:value-type="string">
            <text:p>I can advise on and manage complex youth arrest and beyond parental control matters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Default" office:value-type="float" office:value="370" calcext:value-type="float">
            <text:p>370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Technical Lawyering</text:p>
          </table:table-cell>
          <table:table-cell table:style-name="ce21" office:value-type="string" calcext:value-type="string">
            <text:p>I can facilitate informed decision-making by parties to a family dispute by providing them with accurate and easy-to-understand information on their legal options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Default" office:value-type="float" office:value="371" calcext:value-type="float">
            <text:p>371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Technical Lawyering</text:p>
          </table:table-cell>
          <table:table-cell table:style-name="ce21" office:value-type="string" calcext:value-type="string">
            <text:p>I can appreciate and apply the full range of pre-court interventions available to resolve contentious family matters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Default" office:value-type="float" office:value="372" calcext:value-type="float">
            <text:p>372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Technical Lawyering</text:p>
          </table:table-cell>
          <table:table-cell table:style-name="ce21" office:value-type="string" calcext:value-type="string">
            <text:p>I can perform family mediation as a distinct approach to mediation that is optimised for the resolution of family disputes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Default" office:value-type="float" office:value="373" calcext:value-type="float">
            <text:p>373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Technical Lawyering</text:p>
          </table:table-cell>
          <table:table-cell table:style-name="ce21" office:value-type="string" calcext:value-type="string">
            <text:p>I can conduct cooperative family law litigation as a distinct approach to litigation that is optimised for the resolution of family disputes in a judge-led litigation process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Default" office:value-type="float" office:value="374" calcext:value-type="float">
            <text:p>374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Leadership, Business and Professional Insight</text:p>
          </table:table-cell>
          <table:table-cell table:style-name="ce21" office:value-type="string" calcext:value-type="string">
            <text:p>I can appreciate family matters within their sociological, cultural and psychological contexts to facilitate sensitive and sustainable resolution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Default" office:value-type="float" office:value="375" calcext:value-type="float">
            <text:p>375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Interpersonal Effectiveness</text:p>
          </table:table-cell>
          <table:table-cell table:style-name="ce21" office:value-type="string" calcext:value-type="string">
            <text:p>I can work collaboratively within a multidisciplinary team of counsellors, healthcare professionals, social workers, local police, government agaencies and financial institutions and advisors to manage family matters optimally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Default" office:value-type="float" office:value="376" calcext:value-type="float">
            <text:p>376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Interpersonal Effectiveness</text:p>
          </table:table-cell>
          <table:table-cell table:style-name="ce21" office:value-type="string" calcext:value-type="string">
            <text:p>I can maintain a network of key multi-disciplinary stakeholders and experts in the family law community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Default" office:value-type="float" office:value="377" calcext:value-type="float">
            <text:p>377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Interpersonal Effectiveness</text:p>
          </table:table-cell>
          <table:table-cell table:style-name="ce21" office:value-type="string" calcext:value-type="string">
            <text:p>I can communicate effectively with vulnerable clients and parties to a family law matter such as children, the elderly, the mentally unwell and victims of abuse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Default" office:value-type="float" office:value="378" calcext:value-type="float">
            <text:p>378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Interpersonal Effectiveness</text:p>
          </table:table-cell>
          <table:table-cell table:style-name="ce21" office:value-type="string" calcext:value-type="string">
            <text:p>I can perform conflict management and set a cooperative tone with my client and counsel for the other party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Default" office:value-type="float" office:value="379" calcext:value-type="float">
            <text:p>379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Interpersonal Effectiveness</text:p>
          </table:table-cell>
          <table:table-cell table:style-name="ce21" office:value-type="string" calcext:value-type="string">
            <text:p>I can use counselling strategies as part of client management in sensitive or contentious matters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Default" office:value-type="float" office:value="380" calcext:value-type="float">
            <text:p>380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synthesise and evaluate current building and construction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81" calcext:value-type="float">
            <text:p>381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synthesise and evaluate the relevant key statutes, subsidiary legislation and regulations governing a wide range of building and construction law issu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82" calcext:value-type="float">
            <text:p>382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Interpersonal Effectiveness</text:p>
          </table:table-cell>
          <table:table-cell table:style-name="ce19" office:value-type="string" calcext:value-type="string">
            <text:p>I can maintain a network of key stakeholders and experts in the building and construction law community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83" calcext:value-type="float">
            <text:p>383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appreciate the development and construction process for building and construction project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84" calcext:value-type="float">
            <text:p>384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prepare project documentation including using the most appropriate standard-form building and construction contract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85" calcext:value-type="float">
            <text:p>385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dvise on and manage project-feasibility issues from legal and regulatory perspectiv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86" calcext:value-type="float">
            <text:p>386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dvise on and manage optimal entity formations and taxation structures for project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87" calcext:value-type="float">
            <text:p>387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dvise on and manage project bid preparation and procurement compliance matter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88" calcext:value-type="float">
            <text:p>388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dvise on and manage optimal project financing option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89" calcext:value-type="float">
            <text:p>389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coordinate advice on other specialist areas affecting the project such as tax, insurance, competition, employment laws and regulation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conduct trial advocacy of building and construction disput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91" calcext:value-type="float">
            <text:p>391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conduct appellate advocacy of building and construction disput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92" calcext:value-type="float">
            <text:p>392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represent my client in a range of alternative dispute resolution settings on building and construction disput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93" calcext:value-type="float">
            <text:p>393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Interpersonal Effectiveness</text:p>
          </table:table-cell>
          <table:table-cell table:style-name="ce19" office:value-type="string" calcext:value-type="string">
            <text:p>I can work collaboratively within a multi-disciplinary team of architects, engineers, developers, surveyors to manage legal issues optimally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94" calcext:value-type="float">
            <text:p>394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undertake work in both public and private building and construction matters and across a range of industri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95" calcext:value-type="float">
            <text:p>395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dvise on the optimal building and construction dispute resolution mechanisms from a range of option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96" calcext:value-type="float">
            <text:p>396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synthesise and evaluate current intellectual property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97" calcext:value-type="float">
            <text:p>397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synthesise and evaluate the relevant key statutes, subsidiary legislation and regulations governing a wide range of intellectual property law issu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98" calcext:value-type="float">
            <text:p>398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dvise on and manage intellectual property acquisition and financing transactions matter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399" calcext:value-type="float">
            <text:p>399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dvise on and manage intellectual property creation and protection matter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400" calcext:value-type="float">
            <text:p>400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dvise on and manage the commercialisation of intellectual property asset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401" calcext:value-type="float">
            <text:p>401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conduct trial advocacy of intellectual property disput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402" calcext:value-type="float">
            <text:p>402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conduct appellate advocacy of intellectual property disput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403" calcext:value-type="float">
            <text:p>403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coordinate advice on other specialist areas affecting an intellectual property transaction or dispute such as valuation, insurance, examination, monitoring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404" calcext:value-type="float">
            <text:p>404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represent my client in a range of alternative dispute resolution settings on intellectual property disput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405" calcext:value-type="float">
            <text:p>405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conduct and manages intellectual property due diligence and audit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406" calcext:value-type="float">
            <text:p>406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prepare a wide range of intellectual property transactions document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407" calcext:value-type="float">
            <text:p>407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dvise on the optimal intellectual property dispute resolution mechanisms from a range of option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408" calcext:value-type="float">
            <text:p>408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Interpersonal Effectiveness</text:p>
          </table:table-cell>
          <table:table-cell table:style-name="ce19" office:value-type="string" calcext:value-type="string">
            <text:p>I can maintain a network of key stakeholders and experts in the intellectual property law community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409" calcext:value-type="float">
            <text:p>409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Interpersonal Effectiveness</text:p>
          </table:table-cell>
          <table:table-cell table:style-name="ce19" office:value-type="string" calcext:value-type="string">
            <text:p>I can work collaboratively within a multi-disciplinary team of intellectual property insurers, financiers, valuers, examiners, brokers, analysts and other technical experts to manage legal issues optimally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410" calcext:value-type="float">
            <text:p>410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rapersonal Intelligence</text:p>
          </table:table-cell>
          <table:table-cell table:style-name="ce21" office:value-type="string" calcext:value-type="string">
            <text:p>I can initiate policies and practices at firm level to provide assistance for employees to manage their adverse professional wellbeing appropriately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Default" office:value-type="float" office:value="411" calcext:value-type="float">
            <text:p>411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rapersonal Intelligence</text:p>
          </table:table-cell>
          <table:table-cell table:style-name="ce21" office:value-type="string" calcext:value-type="string">
            <text:p>I can initiate policies and practices at firm level to promote the professional wellbeing of employees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Default" office:value-type="float" office:value="412" calcext:value-type="float">
            <text:p>412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Ethics &amp; Professionalism</text:p>
          </table:table-cell>
          <table:table-cell table:style-name="ce28" office:value-type="string" calcext:value-type="string">
            <text:p>I can represent and promote the profession appropriately at international level.</text:p>
          </table:table-cell>
          <table:table-cell table:style-name="ce28"/>
          <table:table-cell table:number-columns-repeated="1018"/>
        </table:table-row>
        <table:table-row table:style-name="ro3">
          <table:table-cell table:style-name="Default" office:value-type="float" office:value="413" calcext:value-type="float">
            <text:p>413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Ethics &amp; Professionalism</text:p>
          </table:table-cell>
          <table:table-cell table:style-name="ce19" office:value-type="string" calcext:value-type="string">
            <text:p>I can provide guidance and demonstrate accountability for the highest standards of ethical conduct and professionalism required of all in the firm and in the wider profession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414" calcext:value-type="float">
            <text:p>414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Technical Lawyering</text:p>
          </table:table-cell>
          <table:table-cell table:style-name="ce19" office:value-type="string" calcext:value-type="string">
            <text:p>I can dispense expert legal advice in one or more practice area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415" calcext:value-type="float">
            <text:p>415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Technical Lawyering</text:p>
          </table:table-cell>
          <table:table-cell table:style-name="ce19" office:value-type="string" calcext:value-type="string">
            <text:p>I can strategise using expert legal analysis and problem-solving in highly complex or novel situation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416" calcext:value-type="float">
            <text:p>416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Technical Lawyering</text:p>
          </table:table-cell>
          <table:table-cell table:style-name="ce19" office:value-type="string" calcext:value-type="string">
            <text:p>I can lead multiple teams to evaluate and implement the legal strategy which delivers the best appropriate outcome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417" calcext:value-type="float">
            <text:p>417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Technical Lawyering</text:p>
          </table:table-cell>
          <table:table-cell table:style-name="ce19" office:value-type="string" calcext:value-type="string">
            <text:p>I can synthesise innovative and sound applications of the law and legal arguments to address issues which are ambiguous or for which there is no precedent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418" calcext:value-type="float">
            <text:p>418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develop a firm environment and culture that is supportive of work-life harmony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419" calcext:value-type="float">
            <text:p>419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lead a management team to provide key strategies for the firm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420" calcext:value-type="float">
            <text:p>420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develop a strategic vision of the firm's future having regard to local and global legal services and access to justice data and a range of other context-sensitive consideration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421" calcext:value-type="float">
            <text:p>421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manage crisis situations at individual, firm and professional level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422" calcext:value-type="float">
            <text:p>422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cultivate and manage current and future firm leaders though mentorship and collaborative leadership practic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423" calcext:value-type="float">
            <text:p>423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lead and support a culture of innovation and value-addedness within the firm and in the wider profession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424" calcext:value-type="float">
            <text:p>424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implement initiatives to support the continuing competence and professional relevance of legal professionals and legal support staff in the firm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425" calcext:value-type="float">
            <text:p>425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develop thought leadership and deepen my professional expertise through teaching in an adjunct capacity or in continuing legal education initiatives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426" calcext:value-type="float">
            <text:p>426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lead external committees and advisory panels on a range of issues at the intersection of law, business and society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427" calcext:value-type="float">
            <text:p>427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communicate the performance indicators and implement supporting policies to facilitate the sustainable peak performance of the firm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428" calcext:value-type="float">
            <text:p>428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identify and manage firm risks working with the management team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429" calcext:value-type="float">
            <text:p>429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Leadership, Business and Professional Insight</text:p>
          </table:table-cell>
          <table:table-cell table:style-name="ce28" office:value-type="string" calcext:value-type="string">
            <text:p>I can secure clients and matters for the firm which contribute to and are consistent with the reputation and standing in the profession which the management team desires for it.</text:p>
          </table:table-cell>
          <table:table-cell table:style-name="ce28"/>
          <table:table-cell table:number-columns-repeated="1018"/>
        </table:table-row>
        <table:table-row table:style-name="ro3">
          <table:table-cell table:style-name="Default" office:value-type="float" office:value="430" calcext:value-type="float">
            <text:p>430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Leadership, Business and Professional Insight</text:p>
          </table:table-cell>
          <table:table-cell table:style-name="ce28" office:value-type="string" calcext:value-type="string">
            <text:p>I can create conditions in the firm to support the development of new legal roles, new models of legal service delivery and new areas of legal work.</text:p>
          </table:table-cell>
          <table:table-cell table:style-name="ce28"/>
          <table:table-cell table:number-columns-repeated="1018"/>
        </table:table-row>
        <table:table-row table:style-name="ro3">
          <table:table-cell table:style-name="Default" office:value-type="float" office:value="431" calcext:value-type="float">
            <text:p>431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Leadership, Business and Professional Insight</text:p>
          </table:table-cell>
          <table:table-cell table:style-name="ce28" office:value-type="string" calcext:value-type="string">
            <text:p>I can provide effective professional mentorship to junior colleagues and to peers.</text:p>
          </table:table-cell>
          <table:table-cell table:style-name="ce28"/>
          <table:table-cell table:number-columns-repeated="1018"/>
        </table:table-row>
        <table:table-row table:style-name="ro3">
          <table:table-cell table:style-name="Default" office:value-type="float" office:value="432" calcext:value-type="float">
            <text:p>432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Leadership, Business and Professional Insight</text:p>
          </table:table-cell>
          <table:table-cell table:style-name="ce28" office:value-type="string" calcext:value-type="string">
            <text:p>I can lead resource planning and budgeting for the firm.</text:p>
          </table:table-cell>
          <table:table-cell table:style-name="ce28"/>
          <table:table-cell table:number-columns-repeated="1018"/>
        </table:table-row>
        <table:table-row table:style-name="ro3">
          <table:table-cell table:style-name="Default" office:value-type="float" office:value="433" calcext:value-type="float">
            <text:p>433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Technology Affinities</text:p>
          </table:table-cell>
          <table:table-cell table:style-name="ce28" office:value-type="string" calcext:value-type="string">
            <text:p>I can evaluate and drive implementation of new technologies to meet future practice needs.</text:p>
          </table:table-cell>
          <table:table-cell table:style-name="ce28"/>
          <table:table-cell table:number-columns-repeated="1018"/>
        </table:table-row>
        <table:table-row table:style-name="ro3">
          <table:table-cell table:style-name="Default" office:value-type="float" office:value="434" calcext:value-type="float">
            <text:p>434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Technology Affinities</text:p>
          </table:table-cell>
          <table:table-cell table:style-name="ce28" office:value-type="string" calcext:value-type="string">
            <text:p>I can synthesise understanding of a range of emergent technologies and their implications for legal services and access to justice.</text:p>
          </table:table-cell>
          <table:table-cell table:style-name="ce28"/>
          <table:table-cell table:number-columns-repeated="1018"/>
        </table:table-row>
        <table:table-row table:style-name="ro3">
          <table:table-cell table:style-name="Default" office:value-type="float" office:value="435" calcext:value-type="float">
            <text:p>435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Technology Affinities</text:p>
          </table:table-cell>
          <table:table-cell table:style-name="ce28" office:value-type="string" calcext:value-type="string">
            <text:p>I can lead initiatives to leverage technology to streamline and enhance existing legal processes and services at firm or department level.</text:p>
          </table:table-cell>
          <table:table-cell table:style-name="ce28"/>
          <table:table-cell table:number-columns-repeated="1018"/>
        </table:table-row>
        <table:table-row table:style-name="ro3">
          <table:table-cell table:style-name="Default" office:value-type="float" office:value="436" calcext:value-type="float">
            <text:p>436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Technology Affinities</text:p>
          </table:table-cell>
          <table:table-cell table:style-name="ce28" office:value-type="string" calcext:value-type="string">
            <text:p>I can appreciate the impact of technological multi-modality on client expectations of legal services and respond effectively to such expectations by evolving current legal services models.</text:p>
          </table:table-cell>
          <table:table-cell table:style-name="ce28"/>
          <table:table-cell table:number-columns-repeated="1018"/>
        </table:table-row>
        <table:table-row table:style-name="ro3">
          <table:table-cell table:style-name="Default" office:value-type="float" office:value="437" calcext:value-type="float">
            <text:p>437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Technology Affinities</text:p>
          </table:table-cell>
          <table:table-cell table:style-name="ce28" office:value-type="string" calcext:value-type="string">
            <text:p>I can evaluate emerging technologies available for adoption or adaptation by the legal profession.</text:p>
          </table:table-cell>
          <table:table-cell table:style-name="ce28"/>
          <table:table-cell table:number-columns-repeated="1018"/>
        </table:table-row>
        <table:table-row table:style-name="ro3">
          <table:table-cell table:style-name="Default" office:value-type="float" office:value="438" calcext:value-type="float">
            <text:p>438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Technology Affinities</text:p>
          </table:table-cell>
          <table:table-cell table:style-name="ce28" office:value-type="string" calcext:value-type="string">
            <text:p>I can participate in the development of organisational best practices and oversight structures for managing emerging cybersecurity risks.</text:p>
          </table:table-cell>
          <table:table-cell table:style-name="ce28"/>
          <table:table-cell table:number-columns-repeated="1018"/>
        </table:table-row>
        <table:table-row table:style-name="ro3">
          <table:table-cell table:style-name="Default" office:value-type="float" office:value="439" calcext:value-type="float">
            <text:p>439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Interpersonal Effectiveness</text:p>
          </table:table-cell>
          <table:table-cell table:style-name="ce28" office:value-type="string" calcext:value-type="string">
            <text:p>I can draw on a range of conflict resolution and people management strategies to manage conflict and competing interests of senior stakeholders.</text:p>
          </table:table-cell>
          <table:table-cell table:style-name="ce28"/>
          <table:table-cell table:number-columns-repeated="1018"/>
        </table:table-row>
        <table:table-row table:style-name="ro3">
          <table:table-cell table:style-name="Default" office:value-type="float" office:value="440" calcext:value-type="float">
            <text:p>440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erpersonal Effectiveness</text:p>
          </table:table-cell>
          <table:table-cell table:style-name="ce19" office:value-type="string" calcext:value-type="string">
            <text:p>I can manage multiple competing interests and demands expressed by senior stakeholders as regards the area of my work and in relation to my firm.</text:p>
          </table:table-cell>
          <table:table-cell table:style-name="ce19"/>
          <table:table-cell table:number-columns-repeated="1018"/>
        </table:table-row>
        <table:table-row table:style-name="ro3">
          <table:table-cell table:style-name="Default" office:value-type="float" office:value="441" calcext:value-type="float">
            <text:p>441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19" office:value-type="string" calcext:value-type="string">
            <text:p>Technical Lawyering</text:p>
          </table:table-cell>
          <table:table-cell table:style-name="ce28" office:value-type="string" calcext:value-type="string">
            <text:p>I can settle family disputes using the collaborative practice approach.</text:p>
          </table:table-cell>
          <table:table-cell table:style-name="ce28"/>
          <table:table-cell table:number-columns-repeated="1018"/>
        </table:table-row>
        <table:table-row table:style-name="ro3">
          <table:table-cell table:style-name="Default" office:value-type="float" office:value="442" calcext:value-type="float">
            <text:p>442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19" office:value-type="string" calcext:value-type="string">
            <text:p>Technical Lawyering</text:p>
          </table:table-cell>
          <table:table-cell table:style-name="ce28" office:value-type="string" calcext:value-type="string">
            <text:p>I can conduct myself as a child representative under the Child Representative Scheme of the Family Justice Court.</text:p>
          </table:table-cell>
          <table:table-cell table:style-name="ce28"/>
          <table:table-cell table:number-columns-repeated="1018"/>
        </table:table-row>
        <table:table-row table:style-name="ro3">
          <table:table-cell table:style-name="Default" office:value-type="float" office:value="443" calcext:value-type="float">
            <text:p>443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19" office:value-type="string" calcext:value-type="string">
            <text:p>Technical Lawyering</text:p>
          </table:table-cell>
          <table:table-cell table:style-name="ce28" office:value-type="string" calcext:value-type="string">
            <text:p>I can conduct myself as a parenting coordinator under the Parenting Coordination Scheme of the Family Justice Court.</text:p>
          </table:table-cell>
          <table:table-cell table:style-name="ce28"/>
          <table:table-cell table:number-columns-repeated="1018"/>
        </table:table-row>
        <table:table-row table:style-name="ro3">
          <table:table-cell table:style-name="Default" office:value-type="float" office:value="444" calcext:value-type="float">
            <text:p>444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19" office:value-type="string" calcext:value-type="string">
            <text:p>Technical Lawyering</text:p>
          </table:table-cell>
          <table:table-cell table:style-name="ce21" office:value-type="string" calcext:value-type="string">
            <text:p>I can manage litigant-in-person family matters effectively.</text:p>
          </table:table-cell>
          <table:table-cell table:style-name="ce21"/>
          <table:table-cell table:number-columns-repeated="1018"/>
        </table:table-row>
        <table:table-row table:style-name="ro4">
          <table:table-cell table:style-name="Default" office:value-type="float" office:value="445" calcext:value-type="float">
            <text:p>445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19" office:value-type="string" calcext:value-type="string">
            <text:p>Technical Lawyering</text:p>
          </table:table-cell>
          <table:table-cell table:style-name="ce29" office:value-type="string" calcext:value-type="string">
            <text:p>I can lead the resolution of highly-complex or novel probate and succession matters such as those involving Syariah, multiple jurisdictions, fraud and mental capacity issues.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Default" office:value-type="float" office:value="446" calcext:value-type="float">
            <text:p>446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19" office:value-type="string" calcext:value-type="string">
            <text:p>Technical Lawyering</text:p>
          </table:table-cell>
          <table:table-cell table:style-name="ce29" office:value-type="string" calcext:value-type="string">
            <text:p>I can lead the resolution of highly-complex or novel family matters such as those involving Syariah, multiple jurisdictions and enforcement, relocation and custody issues.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Default" office:value-type="float" office:value="447" calcext:value-type="float">
            <text:p>447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19" office:value-type="string" calcext:value-type="string">
            <text:p>Interpersonal Effectiveness</text:p>
          </table:table-cell>
          <table:table-cell table:style-name="ce21" office:value-type="string" calcext:value-type="string">
            <text:p>I can interact appropriately with litigants-in-person in family matters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Default" office:value-type="float" office:value="448" calcext:value-type="float">
            <text:p>448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28" office:value-type="string" calcext:value-type="string">
            <text:p>I can lead highly complex or novel projects involving private-public partnerships or sovereign investors </text:p>
          </table:table-cell>
          <table:table-cell table:style-name="ce28"/>
          <table:table-cell table:number-columns-repeated="1018"/>
        </table:table-row>
        <table:table-row table:style-name="ro3">
          <table:table-cell table:style-name="Default" office:value-type="float" office:value="449" calcext:value-type="float">
            <text:p>449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28" office:value-type="string" calcext:value-type="string">
            <text:p>I can lead highly complex or novel offshore projects or projects involving multiple jurisdictions.</text:p>
          </table:table-cell>
          <table:table-cell table:style-name="ce28"/>
          <table:table-cell table:number-columns-repeated="1018"/>
        </table:table-row>
        <table:table-row table:style-name="ro3">
          <table:table-cell table:style-name="Default" office:value-type="float" office:value="450" calcext:value-type="float">
            <text:p>450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28" office:value-type="string" calcext:value-type="string">
            <text:p>I can lead highly complex or novel greenfield and brownfield projects </text:p>
          </table:table-cell>
          <table:table-cell table:style-name="ce28"/>
          <table:table-cell table:number-columns-repeated="1018"/>
        </table:table-row>
        <table:table-row table:style-name="ro3">
          <table:table-cell table:style-name="Default" office:value-type="float" office:value="451" calcext:value-type="float">
            <text:p>451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28" office:value-type="string" calcext:value-type="string">
            <text:p>I can lead the litigation of highly complex or novel building and construction disputes involving multiple parties and jurisdictions.</text:p>
          </table:table-cell>
          <table:table-cell table:style-name="ce28"/>
          <table:table-cell table:number-columns-repeated="1018"/>
        </table:table-row>
        <table:table-row table:style-name="ro3">
          <table:table-cell table:style-name="Default" office:value-type="float" office:value="452" calcext:value-type="float">
            <text:p>452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28" office:value-type="string" calcext:value-type="string">
            <text:p>I can perform adjudication of complex building and construction disputes in arbitral, binding adjudication or statutory adjudication settings.</text:p>
          </table:table-cell>
          <table:table-cell table:style-name="ce28"/>
          <table:table-cell table:number-columns-repeated="1018"/>
        </table:table-row>
        <table:table-row table:style-name="ro3">
          <table:table-cell table:style-name="Default" office:value-type="float" office:value="453" calcext:value-type="float">
            <text:p>453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30" office:value-type="string" calcext:value-type="string">
            <text:p>I can perform settlement of complex building and construction disputes in mediation and negotiation settings.</text:p>
          </table:table-cell>
          <table:table-cell table:style-name="ce30"/>
          <table:table-cell table:number-columns-repeated="1018"/>
        </table:table-row>
        <table:table-row table:style-name="ro3">
          <table:table-cell table:style-name="Default" office:value-type="float" office:value="454" calcext:value-type="float">
            <text:p>454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30" office:value-type="string" calcext:value-type="string">
            <text:p>I can lead highly complex or novel intellectual property acquisition and financing transactions matters.</text:p>
          </table:table-cell>
          <table:table-cell table:style-name="ce30"/>
          <table:table-cell table:number-columns-repeated="1018"/>
        </table:table-row>
        <table:table-row table:style-name="ro3">
          <table:table-cell table:style-name="Default" office:value-type="float" office:value="455" calcext:value-type="float">
            <text:p>455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30" office:value-type="string" calcext:value-type="string">
            <text:p>I can lead highly complex or novel intellectual property creation and protection matters.</text:p>
          </table:table-cell>
          <table:table-cell table:style-name="ce30"/>
          <table:table-cell table:number-columns-repeated="1018"/>
        </table:table-row>
        <table:table-row table:style-name="ro3">
          <table:table-cell table:style-name="Default" office:value-type="float" office:value="456" calcext:value-type="float">
            <text:p>456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30" office:value-type="string" calcext:value-type="string">
            <text:p>I can lead highly complex or novel commercialisation of intellectual property assets.</text:p>
          </table:table-cell>
          <table:table-cell table:style-name="ce30"/>
          <table:table-cell table:number-columns-repeated="1018"/>
        </table:table-row>
        <table:table-row table:style-name="ro3">
          <table:table-cell table:style-name="Default" office:value-type="float" office:value="457" calcext:value-type="float">
            <text:p>457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30" office:value-type="string" calcext:value-type="string">
            <text:p>I can lead the litigation of highly complex or novel intellectual property disputes involving multiple parties and jurisdictions.</text:p>
          </table:table-cell>
          <table:table-cell table:style-name="ce30"/>
          <table:table-cell table:number-columns-repeated="1018"/>
        </table:table-row>
        <table:table-row table:style-name="ro3">
          <table:table-cell table:style-name="Default" office:value-type="float" office:value="458" calcext:value-type="float">
            <text:p>458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30" office:value-type="string" calcext:value-type="string">
            <text:p>I can perform adjudication of complex intellectual property disputes in arbitral, binding adjudication or statutory adjudication settings.</text:p>
          </table:table-cell>
          <table:table-cell table:style-name="ce30"/>
          <table:table-cell table:number-columns-repeated="1018"/>
        </table:table-row>
        <table:table-row table:style-name="ro3">
          <table:table-cell table:style-name="Default" office:value-type="float" office:value="459" calcext:value-type="float">
            <text:p>459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30" office:value-type="string" calcext:value-type="string">
            <text:p>I can perform settlement of complex intellectual property disputes in mediation and negotiation settings.</text:p>
          </table:table-cell>
          <table:table-cell table:style-name="ce30"/>
          <table:table-cell table:number-columns-repeated="1018"/>
        </table:table-row>
        <table:table-row table:style-name="ro1" table:number-rows-repeated="10481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Specialism</text:p>
          </table:table-cell>
          <table:table-cell table:style-name="ce4" office:value-type="string" calcext:value-type="string">
            <text:p>Competency Category</text:p>
          </table:table-cell>
          <table:table-cell table:style-name="ce6" office:value-type="string" calcext:value-type="string">
            <text:p>Copyedited title</text:p>
          </table:table-cell>
          <table:table-cell table:style-name="ce12" office:value-type="string" calcext:value-type="string">
            <text:p>Description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perform receptionist dutie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coordinate routine office maintenance and procurement dutie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proofread printed and digital documents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communicate appropriately and effectively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use the English language correctly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take instructions and seek clarification to complete tasks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Technology &amp; Information</text:p>
          </table:table-cell>
          <table:table-cell table:number-columns-repeated="2" office:value-type="string" calcext:value-type="string">
            <text:p>I can operate common workplace technologies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Technology &amp; Information</text:p>
          </table:table-cell>
          <table:table-cell table:number-columns-repeated="2" office:value-type="string" calcext:value-type="string">
            <text:p>I can perform word-processing duties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Technology &amp; Information</text:p>
          </table:table-cell>
          <table:table-cell table:number-columns-repeated="2" office:value-type="string" calcext:value-type="string">
            <text:p>I can comply with data management best practices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Technology &amp; Information</text:p>
          </table:table-cell>
          <table:table-cell table:number-columns-repeated="2" office:value-type="string" calcext:value-type="string">
            <text:p>I can use common legal portals for administrative tasks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Technology &amp; Information</text:p>
          </table:table-cell>
          <table:table-cell table:number-columns-repeated="2" office:value-type="string" calcext:value-type="string">
            <text:p>I can use key sources of information to understand work and workplac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comply with legal industry protocols and norms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act with professionalism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comply with duties of confidentiality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appreciate work within Singapore legal landscape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comply with professional ethical requirements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work within set boundaries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comply with grievance and disciplinary policies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prepare business correspondence and legal documents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perform law office financial operations dutie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identify completeness of standard legal documents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coordinate business meetings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draft meeting minutes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communicate information in written formats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manage team to deal with multiple work demands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Technology &amp; Information</text:p>
          </table:table-cell>
          <table:table-cell table:number-columns-repeated="2" office:value-type="string" calcext:value-type="string">
            <text:p>I can maintain information management processes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Technology &amp; Information</text:p>
          </table:table-cell>
          <table:table-cell table:number-columns-repeated="2" office:value-type="string" calcext:value-type="string">
            <text:p>I can perform online research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Technology &amp; Information</text:p>
          </table:table-cell>
          <table:table-cell table:number-columns-repeated="2" office:value-type="string" calcext:value-type="string">
            <text:p>I can perform presentation functions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Technology &amp; Information</text:p>
          </table:table-cell>
          <table:table-cell table:number-columns-repeated="2" office:value-type="string" calcext:value-type="string">
            <text:p>I can perform database functions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manage self and team's adaptability to change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perform common risk management and compliance procedures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manage client monies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manage time and plan work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use feedback and reflection for professional improvement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mmunity / Public Interest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explain and perform key administrative processes and procedures involved in a civil litigation practice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mmunity / Public Interest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identify and use the key legal terminology and standard forms and precedents in a civil litigation practice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mmunity / Public Interest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explain and perform key administrative processes and procedures involved in a criminal litigation practice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mmunity / Public Interest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identify and use the key legal terminology and standard forms and precedents in a criminal litigation practice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mmunity / Public Interest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explain and perform the key administrative processes and procedures involved in a family law practice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mmunity / Public Interest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identify and use the key legal terminology and standard forms and precedents in a family law practice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mmunity / Public Interest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explain and perform the key administrative processes and procedures involved in a NIMA-PIMA practice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mmunity / Public Interest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identify and use the key legal terminology and standard forms and precedents in a NIMA-PIMA practice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mmunity / Public Interest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explain and perform the key administrative processes and procedures involved in a conveyancing law practice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mmunity / Public Interest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identify and use the key legal terminology and standard forms and precedents in a conveyancing law practice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rporate / Commercial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explain and perform the key administrative processes and procedures involved in a commercial litigation practice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rporate / Commercial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identify and use the key legal terminology and standard forms and precedents in a commercial litigation practice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rporate / Commercial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explain and perform the key administrative processes and procedures involved in a corporate / commercial transactions practice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rporate / Commercial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identify and use the key legal terminology and standard forms and precedents in a corporate / commercial transactions practice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document and maintain standard operating procedures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manage multiple teams and projects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prepare written reports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resolve workplace conflict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provide feedback and review performance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communicate in challenging situations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provide mentorship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Technology &amp; Information</text:p>
          </table:table-cell>
          <table:table-cell table:number-columns-repeated="2" office:value-type="string" calcext:value-type="string">
            <text:p>I can perform basic legal research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Technology &amp; Information</text:p>
          </table:table-cell>
          <table:table-cell table:number-columns-repeated="2" office:value-type="string" calcext:value-type="string">
            <text:p>I can utilise workplace productivity tools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deliver and maintain service excellence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facilitate compliance with regulatory obligations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use feedback and reflection for improving workplace productivity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improve workplace processes and policies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identify learning needs for self and others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Office Administration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prepare budget for department or firm operations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Office Administration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prepare financial reports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Office Administration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manage human resource matters for department or firm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Office Administration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assist with corporate secretarial requirements / duties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Business Acumen &amp; Problem-solving</text:p>
          </table:table-cell>
          <table:table-cell table:number-columns-repeated="2" office:value-type="string" calcext:value-type="string">
            <text:p>I can perform microeconomic analysis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Business Acumen &amp; Problem-solving</text:p>
          </table:table-cell>
          <table:table-cell table:number-columns-repeated="2" office:value-type="string" calcext:value-type="string">
            <text:p>I can perform macroeconomic analysis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Business Acumen &amp; Problem-solving</text:p>
          </table:table-cell>
          <table:table-cell table:number-columns-repeated="2" office:value-type="string" calcext:value-type="string">
            <text:p>I can demonstrate business awareness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Business Acumen &amp; Problem-solving</text:p>
          </table:table-cell>
          <table:table-cell table:number-columns-repeated="2" office:value-type="string" calcext:value-type="string">
            <text:p>I can apply basic accounting concepts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Business Acumen &amp; Problem-solving</text:p>
          </table:table-cell>
          <table:table-cell table:number-columns-repeated="2" office:value-type="string" calcext:value-type="string">
            <text:p>I can perform legal analysis and problem-solving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mmunity / Public Interest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perform legal operations relating to criminal litigation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mmunity / Public Interest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perform legal operations work relating to civil litigation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mmunity / Public Interest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perform legal operations work relating to estates and trusts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mmunity / Public Interest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perform legal operations work relating to family law matters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rporate / Commercial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perform legal operations work relating to real estate transactions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rporate / Commercial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perform legal operations relating to corporate/commercial transactions and corporate secretarial requirements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rporate / Commercial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perform legal operations relating to commercial litigation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rporate / Commercial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perform legal operations work relating to IP transactions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facilitate legal discussions and client <text:s/>interviews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perform academic writing and presentation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communicate in a range of work-related contexts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facilitate teamwork</text:p>
          </table:table-cell>
          <table:table-cell table:number-columns-repeated="101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facilitate workplace communications and processes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Technology &amp; Information</text:p>
          </table:table-cell>
          <table:table-cell table:number-columns-repeated="2" office:value-type="string" calcext:value-type="string">
            <text:p>I can manage workplace legal technologies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Technology &amp; Information</text:p>
          </table:table-cell>
          <table:table-cell table:number-columns-repeated="2" office:value-type="string" calcext:value-type="string">
            <text:p>I can develop and maintain standard operating procedures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Technology &amp; Information</text:p>
          </table:table-cell>
          <table:table-cell table:number-columns-repeated="2" office:value-type="string" calcext:value-type="string">
            <text:p>I can undertake litigation support functions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Technology &amp; Information</text:p>
          </table:table-cell>
          <table:table-cell table:number-columns-repeated="2" office:value-type="string" calcext:value-type="string">
            <text:p>I can conduct legal research, investigate facts and check documents</text:p>
          </table:table-cell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manage workplace challenges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appreciate legal system and professional responsibilities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Business Acumen &amp; Problem-solving</text:p>
          </table:table-cell>
          <table:table-cell table:number-columns-repeated="2" office:value-type="string" calcext:value-type="string">
            <text:p>I can facilitate evidence-based decision-making in legal services environments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perform conflict management and negotiation in legal services environments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foster and motivate effective and engaged teams in legal services environments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Technology &amp; Information</text:p>
          </table:table-cell>
          <table:table-cell table:number-columns-repeated="2" office:value-type="string" calcext:value-type="string">
            <text:p>I can use data analystics tools relevant to legal services environments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promote and demonstrate a commitment to community service by undertaking or facilitating pro bono work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Family Law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demonstrate mastery of procedural aspects of legal matters relating to divorce, variation or enforcement of Court orders on ancillary matters in divorce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Family Law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manage assigned case files for non-contentious matters by conducting client interviews and taking instructions, drafting correspondence and legal documents, facilitating negotiation towards settlement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Family Law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undertake mediation of disputes to facilitate out-of-court settlement</text:p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Family Law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assist in contentious matters by undertaking duties like discovery, scheduling of court hearings, preparation and filing of court documents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Intellectual Property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draft, review, formalise and file intellectual property application forms</text:p>
          </table:table-cell>
          <table:table-cell table:number-columns-repeated="101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Intellectual Property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assist in preparation of documentation for intellectual property related adjudication, arbritration, mediation, negotiations</text:p>
          </table:table-cell>
          <table:table-cell table:number-columns-repeated="101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Intellectual Property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conduct investigations and legal research on intellectual property related laws to help lawyers build their case</text:p>
          </table:table-cell>
          <table:table-cell table:number-columns-repeated="101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Intellectual Property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perform due diligence to support intellectual property acquisition processes</text:p>
          </table:table-cell>
          <table:table-cell table:number-columns-repeated="101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rporate Secretarial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plan, schedule and execute board and committee meetings with appropriate agendas and in accordance with the company and regulatory requirements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rporate Secretarial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prepare, disseminate and maintain records of Board and Committee meetings in a secure manner consistent with applicable document retension policies or requirements</text:p>
          </table:table-cell>
          <table:table-cell table:number-columns-repeated="101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rporate Secretarial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draft, seek inputs on, and maintain minutes of Board and Committee meetings</text:p>
          </table:table-cell>
          <table:table-cell table:number-columns-repeated="101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rporate Secretarial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manage meeting attendance including appointments of proxies and securing the meeting quorum</text:p>
          </table:table-cell>
          <table:table-cell table:number-columns-repeated="101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rporate Secretarial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assist with shareholder and investor relations matters</text:p>
          </table:table-cell>
          <table:table-cell table:number-columns-repeated="101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rporate Secretarial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keep updated on corporate governance best practices and periodically review and recommend improvements to activities related to board and shareholder meetings and responsibilities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Structured Products and Derivatives Documentation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draft and review trade documentation for structured products and derivatives (e.g. OTC term sheets, final terms and confirmations)</text:p>
          </table:table-cell>
          <table:table-cell table:number-columns-repeated="101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Structured Products and Derivatives Documentation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research and communicate developments and updates on legal and regulatory issues relating to structured products and derivatives impacting the region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Structured Products and Derivatives Documentation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review, amend and negotiate master distribution agreements</text:p>
          </table:table-cell>
          <table:table-cell table:number-columns-repeated="101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Structured Products and Derivatives Documentation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facilitate the development and implementation of compliance policies and procedures</text:p>
          </table:table-cell>
          <table:table-cell table:number-columns-repeated="101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Structured Products and Derivatives Documentation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maintain the currency of documentation templates and guidance notes on usage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Project Management &amp; Business Process Re-engineering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apply project management concepts to review and improve the management of legal cases and matters having regard to issues of scope, cost, time, quality, documentation, administration and risk management</text:p>
          </table:table-cell>
          <table:table-cell table:number-columns-repeated="101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Project Management &amp; Business Process Re-engineering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develop and implement legal project management systems and processes to ensure consist high quality client service and work product, delivered efficiently and cost-effectively</text:p>
          </table:table-cell>
          <table:table-cell table:number-columns-repeated="101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Project Management &amp; Business Process Re-engineering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analyse current legal operations within the firm or department and redesign key processes to improve their effectiveness having regard to changes in strategic plans, macroeconomic circumstances, disruptive technologies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Risk &amp; Compliance Managemen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develop, document and administer standardised AML, KYC and conflicts-checks protocols as part of case management and client-intake workflows</text:p>
          </table:table-cell>
          <table:table-cell table:number-columns-repeated="101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Risk &amp; Compliance Managemen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develop, document and administer standardised procurement, financial planning, review and audit protocols as part of financial management workflows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Risk &amp; Compliance Managemen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develop, document and administer standardised grievance handling, whistle-blowing and workplace safety and health protocols as part of human resource management workflows</text:p>
          </table:table-cell>
          <table:table-cell table:number-columns-repeated="101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Risk &amp; Compliance Managemen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develop, document and administer data protection and confidential information management protocols as part of information security workflows</text:p>
          </table:table-cell>
          <table:table-cell table:number-columns-repeated="101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Risk &amp; Compliance Managemen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perform regular reviews of compliance with internal protocols and external regulatory requirements, and report to management any deficiencies and risks</text:p>
          </table:table-cell>
          <table:table-cell table:number-columns-repeated="101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Risk &amp; Compliance Managemen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make recommendations to management on addressing deficiencies and risks surfaced through scheduled process and systems reviews, and implement approved recommendations</text:p>
          </table:table-cell>
          <table:table-cell table:number-columns-repeated="101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aw Office Managemen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manage resource planning including budgeting for such resources in accordance with budget planning protocols</text:p>
          </table:table-cell>
          <table:table-cell table:number-columns-repeated="101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aw Office Managemen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identify and manage appropriate external service providers to support resource needs of firm or department</text:p>
          </table:table-cell>
          <table:table-cell table:number-columns-repeated="101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aw Office Managemen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manage resources within allocated budget</text:p>
          </table:table-cell>
          <table:table-cell table:number-columns-repeated="101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aw Office Managemen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establish and administer human resource processes and systems for recruitment, training, remuneration etc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aw Office Managemen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establish and manage processes and systems for administrative and financial operations of firm or department</text:p>
          </table:table-cell>
          <table:table-cell table:number-columns-repeated="101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Services Business Development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perform market research and environmental scans to identify key trends affecting the legal services industry and the impact they have on the law practice or legal department</text:p>
          </table:table-cell>
          <table:table-cell table:number-columns-repeated="101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Services Business Development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advise senior management on appropriate marketing and business development strategies</text:p>
          </table:table-cell>
          <table:table-cell table:number-columns-repeated="101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Services Business Development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establish and manage brand identity and corporate communications of law firm or legal department using a variety of media platforms, including social media</text:p>
          </table:table-cell>
          <table:table-cell table:number-columns-repeated="101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Services Business Development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identify and facilitate the pursuit of business opportunities for law firm or legal department</text:p>
          </table:table-cell>
          <table:table-cell table:number-columns-repeated="101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Information Systems, eDiscovery &amp; Litigation Suppor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develop, implement and maintain data governance guidelines, data management processes and protocols to establish data ownership, classification, retension and destruction</text:p>
          </table:table-cell>
          <table:table-cell table:number-columns-repeated="101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Information Systems, eDiscovery &amp; Litigation Suppor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develop, implement and maintain litigation support systems and processes to organize, analyze, and present case materials through the use of appropriate case management and courtroom technologies</text:p>
          </table:table-cell>
          <table:table-cell table:number-columns-repeated="101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Information Systems, eDiscovery &amp; Litigation Suppor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develop, implement and maintain systems to manage electronically stored information in a manner which facilitates electronic discovery</text:p>
          </table:table-cell>
          <table:table-cell table:number-columns-repeated="101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Research, Learning &amp; Knowledge Managemen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organise and maintain the creation, acquisition, sharing and reuse of workplace knowledge and information in the form of knowledge management and information management policies and processes </text:p>
          </table:table-cell>
          <table:table-cell table:number-columns-repeated="101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Research, Learning &amp; Knowledge Managemen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set up and maintain physical and online libraries of references, precedents and templates</text:p>
          </table:table-cell>
          <table:table-cell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Research, Learning &amp; Knowledge Managemen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keep updated on and advise senior management on developments in legal knowledge and infromation management systems</text:p>
          </table:table-cell>
          <table:table-cell table:number-columns-repeated="101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Research, Learning &amp; Knowledge Managemen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facilitate training in the correct usage of knowledge and information management systems within the workplace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Research, Learning &amp; Knowledge Managemen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identify and address gaps in information literacy at the workplace etc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Competencies.A1:Competencies.F141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SG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15:29:22.9100948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9H44M44S</meta:editing-duration>
    <meta:editing-cycles>40</meta:editing-cycles>
    <meta:generator>LibreOffice/5.3.1.2$Linux_X86_64 LibreOffice_project/30m0$Build-2</meta:generator>
    <dc:date>2017-11-29T21:14:23.295347643</dc:date>
    <meta:document-statistic meta:table-count="2" meta:cell-count="2805" meta:object-count="0"/>
    <meta:user-defined meta:name="Info 1"/>
    <meta:user-defined meta:name="Info 2"/>
    <meta:user-defined meta:name="Info 3"/>
    <meta:user-defined meta:name="Info 4"/>
  </office:meta>
</office:document-meta>
</file>